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.337cm" style:rel-column-width="595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2.337cm" style:rel-column-width="595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K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c5fee" officeooo:paragraph-rsid="000c5fee"/>
    </style:style>
    <style:style style:name="P2" style:family="paragraph" style:parent-style-name="Standard">
      <style:text-properties style:text-underline-style="none" fo:font-weight="bold" officeooo:rsid="000c5fee" officeooo:paragraph-rsid="000c5fe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477" officeooo:paragraph-rsid="000e3477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477" officeooo:paragraph-rsid="0011a9c9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62fb3" officeooo:paragraph-rsid="00162fb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b5fa69" officeooo:paragraph-rsid="00b5fa69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b5fa69" officeooo:paragraph-rsid="00b7009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b70098" officeooo:paragraph-rsid="00b70098" style:font-weight-asian="normal" style:font-weight-complex="normal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0e3477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4c4924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11a9c9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fo:font-weight="bold" officeooo:rsid="000e3477" officeooo:paragraph-rsid="004c4924" style:font-weight-asian="bold" style:font-weight-complex="bold"/>
    </style:style>
    <style:style style:name="P13" style:family="paragraph" style:parent-style-name="Standard">
      <style:paragraph-properties fo:break-before="page"/>
      <style:text-properties style:text-underline-style="none" fo:font-weight="bold" officeooo:rsid="00162fb3" officeooo:paragraph-rsid="00162fb3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underline-style="none" fo:font-weight="bold" officeooo:rsid="00b5fa69" officeooo:paragraph-rsid="00b5fa69" style:font-weight-asian="bold" style:font-weight-complex="bold"/>
    </style:style>
    <style:style style:name="P15" style:family="paragraph" style:parent-style-name="Table_20_Contents">
      <style:text-properties officeooo:rsid="00033bfb" officeooo:paragraph-rsid="000d38c9"/>
    </style:style>
    <style:style style:name="P16" style:family="paragraph" style:parent-style-name="Table_20_Contents">
      <style:text-properties officeooo:rsid="00033bfb" officeooo:paragraph-rsid="001cbf90"/>
    </style:style>
    <style:style style:name="P17" style:family="paragraph" style:parent-style-name="Table_20_Contents">
      <style:text-properties officeooo:rsid="00033bfb" officeooo:paragraph-rsid="002ed26f"/>
    </style:style>
    <style:style style:name="P18" style:family="paragraph" style:parent-style-name="Table_20_Contents">
      <style:text-properties officeooo:rsid="00033bfb" officeooo:paragraph-rsid="003deaf0"/>
    </style:style>
    <style:style style:name="P19" style:family="paragraph" style:parent-style-name="Table_20_Contents">
      <style:text-properties officeooo:rsid="00033bfb" officeooo:paragraph-rsid="004c4924"/>
    </style:style>
    <style:style style:name="P20" style:family="paragraph" style:parent-style-name="Table_20_Contents">
      <style:text-properties officeooo:rsid="000519ae" officeooo:paragraph-rsid="000d38c9"/>
    </style:style>
    <style:style style:name="P21" style:family="paragraph" style:parent-style-name="Table_20_Contents">
      <style:text-properties officeooo:rsid="000519ae" officeooo:paragraph-rsid="001cbf90"/>
    </style:style>
    <style:style style:name="P22" style:family="paragraph" style:parent-style-name="Table_20_Contents">
      <style:text-properties officeooo:rsid="000519ae" officeooo:paragraph-rsid="001ffcae"/>
    </style:style>
    <style:style style:name="P23" style:family="paragraph" style:parent-style-name="Table_20_Contents">
      <style:text-properties officeooo:rsid="000519ae" officeooo:paragraph-rsid="003406c8"/>
    </style:style>
    <style:style style:name="P24" style:family="paragraph" style:parent-style-name="Table_20_Contents">
      <style:text-properties officeooo:rsid="000519ae" officeooo:paragraph-rsid="003490bb"/>
    </style:style>
    <style:style style:name="P25" style:family="paragraph" style:parent-style-name="Table_20_Contents">
      <style:text-properties officeooo:rsid="000519ae" officeooo:paragraph-rsid="003eecff"/>
    </style:style>
    <style:style style:name="P26" style:family="paragraph" style:parent-style-name="Table_20_Contents">
      <style:text-properties officeooo:rsid="000519ae" officeooo:paragraph-rsid="00426ca4"/>
    </style:style>
    <style:style style:name="P27" style:family="paragraph" style:parent-style-name="Table_20_Contents">
      <style:text-properties officeooo:rsid="000519ae" officeooo:paragraph-rsid="004c4924"/>
    </style:style>
    <style:style style:name="P28" style:family="paragraph" style:parent-style-name="Table_20_Contents">
      <style:text-properties officeooo:rsid="000519ae" officeooo:paragraph-rsid="0086f46f"/>
    </style:style>
    <style:style style:name="P29" style:family="paragraph" style:parent-style-name="Table_20_Contents">
      <style:text-properties officeooo:rsid="00057e4d" officeooo:paragraph-rsid="000d38c9"/>
    </style:style>
    <style:style style:name="P30" style:family="paragraph" style:parent-style-name="Table_20_Contents">
      <style:text-properties officeooo:rsid="00057e4d" officeooo:paragraph-rsid="0026e38a"/>
    </style:style>
    <style:style style:name="P31" style:family="paragraph" style:parent-style-name="Table_20_Contents">
      <style:text-properties officeooo:rsid="00057e4d" officeooo:paragraph-rsid="002a39df"/>
    </style:style>
    <style:style style:name="P32" style:family="paragraph" style:parent-style-name="Table_20_Contents">
      <style:text-properties officeooo:rsid="00057e4d" officeooo:paragraph-rsid="003884d8"/>
    </style:style>
    <style:style style:name="P33" style:family="paragraph" style:parent-style-name="Table_20_Contents">
      <style:text-properties officeooo:rsid="00057e4d" officeooo:paragraph-rsid="003a434e"/>
    </style:style>
    <style:style style:name="P34" style:family="paragraph" style:parent-style-name="Table_20_Contents">
      <style:text-properties officeooo:rsid="00057e4d" officeooo:paragraph-rsid="003b9fa7"/>
    </style:style>
    <style:style style:name="P35" style:family="paragraph" style:parent-style-name="Table_20_Contents">
      <style:text-properties officeooo:rsid="00057e4d" officeooo:paragraph-rsid="00432e19"/>
    </style:style>
    <style:style style:name="P36" style:family="paragraph" style:parent-style-name="Table_20_Contents">
      <style:text-properties officeooo:rsid="00057e4d" officeooo:paragraph-rsid="004c4924"/>
    </style:style>
    <style:style style:name="P37" style:family="paragraph" style:parent-style-name="Table_20_Contents">
      <style:text-properties officeooo:rsid="00057e4d" officeooo:paragraph-rsid="0050d4af"/>
    </style:style>
    <style:style style:name="P38" style:family="paragraph" style:parent-style-name="Table_20_Contents">
      <style:text-properties officeooo:rsid="00057e4d" officeooo:paragraph-rsid="005ddf32"/>
    </style:style>
    <style:style style:name="P39" style:family="paragraph" style:parent-style-name="Table_20_Contents">
      <style:text-properties officeooo:rsid="00057e4d" officeooo:paragraph-rsid="006f5ad2"/>
    </style:style>
    <style:style style:name="P40" style:family="paragraph" style:parent-style-name="Table_20_Contents">
      <style:text-properties officeooo:rsid="00057e4d" officeooo:paragraph-rsid="008a28db"/>
    </style:style>
    <style:style style:name="P41" style:family="paragraph" style:parent-style-name="Table_20_Contents">
      <style:text-properties officeooo:rsid="00057e4d" officeooo:paragraph-rsid="0092a4b7"/>
    </style:style>
    <style:style style:name="P42" style:family="paragraph" style:parent-style-name="Table_20_Contents">
      <style:text-properties officeooo:rsid="00057e4d" officeooo:paragraph-rsid="00a9bc52"/>
    </style:style>
    <style:style style:name="P43" style:family="paragraph" style:parent-style-name="Table_20_Contents">
      <style:text-properties officeooo:rsid="0006b12b" officeooo:paragraph-rsid="000d38c9"/>
    </style:style>
    <style:style style:name="P44" style:family="paragraph" style:parent-style-name="Table_20_Contents">
      <style:text-properties officeooo:rsid="0006b12b" officeooo:paragraph-rsid="002a39df"/>
    </style:style>
    <style:style style:name="P45" style:family="paragraph" style:parent-style-name="Table_20_Contents">
      <style:text-properties officeooo:rsid="0006b12b" officeooo:paragraph-rsid="002bbeef"/>
    </style:style>
    <style:style style:name="P46" style:family="paragraph" style:parent-style-name="Table_20_Contents">
      <style:text-properties officeooo:rsid="0006b12b" officeooo:paragraph-rsid="003b9fa7"/>
    </style:style>
    <style:style style:name="P47" style:family="paragraph" style:parent-style-name="Table_20_Contents">
      <style:text-properties officeooo:rsid="0006b12b" officeooo:paragraph-rsid="004c4924"/>
    </style:style>
    <style:style style:name="P48" style:family="paragraph" style:parent-style-name="Table_20_Contents">
      <style:text-properties officeooo:rsid="0006b12b" officeooo:paragraph-rsid="0072a6ba"/>
    </style:style>
    <style:style style:name="P49" style:family="paragraph" style:parent-style-name="Table_20_Contents">
      <style:text-properties officeooo:rsid="000a65c6" officeooo:paragraph-rsid="000d38c9"/>
    </style:style>
    <style:style style:name="P50" style:family="paragraph" style:parent-style-name="Table_20_Contents">
      <style:text-properties officeooo:rsid="000a65c6" officeooo:paragraph-rsid="004c4924"/>
    </style:style>
    <style:style style:name="P51" style:family="paragraph" style:parent-style-name="Table_20_Contents">
      <style:text-properties officeooo:rsid="000b0dd3" officeooo:paragraph-rsid="000d38c9"/>
    </style:style>
    <style:style style:name="P52" style:family="paragraph" style:parent-style-name="Table_20_Contents">
      <style:text-properties officeooo:rsid="000b0dd3" officeooo:paragraph-rsid="004c4924"/>
    </style:style>
    <style:style style:name="P53" style:family="paragraph" style:parent-style-name="Table_20_Contents">
      <style:text-properties officeooo:rsid="0015573a" officeooo:paragraph-rsid="0015573a"/>
    </style:style>
    <style:style style:name="P54" style:family="paragraph" style:parent-style-name="Table_20_Contents">
      <style:text-properties officeooo:rsid="0015573a" officeooo:paragraph-rsid="004c4924"/>
    </style:style>
    <style:style style:name="P55" style:family="paragraph" style:parent-style-name="Table_20_Contents">
      <style:text-properties officeooo:rsid="00161212" officeooo:paragraph-rsid="00161212"/>
    </style:style>
    <style:style style:name="P56" style:family="paragraph" style:parent-style-name="Table_20_Contents">
      <style:text-properties officeooo:rsid="00161212" officeooo:paragraph-rsid="003490bb"/>
    </style:style>
    <style:style style:name="P57" style:family="paragraph" style:parent-style-name="Table_20_Contents">
      <style:text-properties officeooo:rsid="00161212" officeooo:paragraph-rsid="004c4924"/>
    </style:style>
    <style:style style:name="P58" style:family="paragraph" style:parent-style-name="Table_20_Contents">
      <style:text-properties officeooo:rsid="00161212" officeooo:paragraph-rsid="008853c8"/>
    </style:style>
    <style:style style:name="P59" style:family="paragraph" style:parent-style-name="Table_20_Contents">
      <style:text-properties officeooo:rsid="001d8f66" officeooo:paragraph-rsid="001d8f66"/>
    </style:style>
    <style:style style:name="P60" style:family="paragraph" style:parent-style-name="Table_20_Contents">
      <style:text-properties officeooo:rsid="001d8f66" officeooo:paragraph-rsid="004c4924"/>
    </style:style>
    <style:style style:name="P61" style:family="paragraph" style:parent-style-name="Table_20_Contents">
      <style:text-properties officeooo:rsid="0021a905" officeooo:paragraph-rsid="0021a905"/>
    </style:style>
    <style:style style:name="P62" style:family="paragraph" style:parent-style-name="Table_20_Contents">
      <style:text-properties officeooo:rsid="0021a905" officeooo:paragraph-rsid="0023113d"/>
    </style:style>
    <style:style style:name="P63" style:family="paragraph" style:parent-style-name="Table_20_Contents">
      <style:text-properties officeooo:rsid="0021a905" officeooo:paragraph-rsid="004c4924"/>
    </style:style>
    <style:style style:name="P64" style:family="paragraph" style:parent-style-name="Table_20_Contents">
      <style:text-properties officeooo:rsid="00057e4d" officeooo:paragraph-rsid="000d38c9" fo:background-color="#fff200"/>
    </style:style>
    <style:style style:name="P65" style:family="paragraph" style:parent-style-name="Table_20_Contents">
      <style:text-properties officeooo:rsid="00057e4d" officeooo:paragraph-rsid="004c4924" fo:background-color="#fff200"/>
    </style:style>
    <style:style style:name="P66" style:family="paragraph" style:parent-style-name="Table_20_Contents">
      <style:text-properties officeooo:rsid="00320d41" officeooo:paragraph-rsid="00320d41"/>
    </style:style>
    <style:style style:name="P67" style:family="paragraph" style:parent-style-name="Table_20_Contents">
      <style:text-properties officeooo:rsid="00320d41" officeooo:paragraph-rsid="004c4924"/>
    </style:style>
    <style:style style:name="P68" style:family="paragraph" style:parent-style-name="Table_20_Contents">
      <style:text-properties officeooo:rsid="00355210" officeooo:paragraph-rsid="00355210"/>
    </style:style>
    <style:style style:name="P69" style:family="paragraph" style:parent-style-name="Table_20_Contents">
      <style:text-properties officeooo:rsid="00355210" officeooo:paragraph-rsid="004c4924"/>
    </style:style>
    <style:style style:name="P70" style:family="paragraph" style:parent-style-name="Table_20_Contents">
      <style:text-properties officeooo:rsid="0040d902" officeooo:paragraph-rsid="0040d902"/>
    </style:style>
    <style:style style:name="P71" style:family="paragraph" style:parent-style-name="Table_20_Contents">
      <style:text-properties officeooo:rsid="0040d902" officeooo:paragraph-rsid="004c4924"/>
    </style:style>
    <style:style style:name="P72" style:family="paragraph" style:parent-style-name="Table_20_Contents">
      <style:text-properties officeooo:rsid="00427b58" officeooo:paragraph-rsid="00427b58"/>
    </style:style>
    <style:style style:name="P73" style:family="paragraph" style:parent-style-name="Table_20_Contents">
      <style:text-properties officeooo:rsid="00427b58" officeooo:paragraph-rsid="004c4924"/>
    </style:style>
    <style:style style:name="P74" style:family="paragraph" style:parent-style-name="Table_20_Contents">
      <style:text-properties officeooo:rsid="00506821" officeooo:paragraph-rsid="00506821"/>
    </style:style>
    <style:style style:name="P75" style:family="paragraph" style:parent-style-name="Table_20_Contents">
      <style:text-properties officeooo:rsid="0055f64a" officeooo:paragraph-rsid="0055f64a"/>
    </style:style>
    <style:style style:name="P76" style:family="paragraph" style:parent-style-name="Table_20_Contents">
      <style:text-properties officeooo:rsid="00575434" officeooo:paragraph-rsid="00575434"/>
    </style:style>
    <style:style style:name="P77" style:family="paragraph" style:parent-style-name="Table_20_Contents">
      <style:text-properties officeooo:rsid="008d6e85" officeooo:paragraph-rsid="008d6e85"/>
    </style:style>
    <style:style style:name="P78" style:family="paragraph" style:parent-style-name="Table_20_Contents">
      <style:text-properties officeooo:rsid="008ecc55" officeooo:paragraph-rsid="008ecc55"/>
    </style:style>
    <style:style style:name="P79" style:family="paragraph" style:parent-style-name="Table_20_Contents">
      <style:text-properties officeooo:rsid="00057e4d" officeooo:paragraph-rsid="004c4924" fo:background-color="#ffff00"/>
    </style:style>
    <style:style style:name="P80" style:family="paragraph" style:parent-style-name="Table_20_Contents">
      <style:text-properties officeooo:rsid="0099484f" officeooo:paragraph-rsid="0099484f"/>
    </style:style>
    <style:style style:name="P81" style:family="paragraph" style:parent-style-name="Table_20_Contents">
      <style:text-properties officeooo:rsid="00a10bc2" officeooo:paragraph-rsid="00a10bc2"/>
    </style:style>
    <style:style style:name="P82" style:family="paragraph" style:parent-style-name="Table_20_Contents">
      <style:text-properties officeooo:rsid="00057e4d" officeooo:paragraph-rsid="004c4924" fo:background-color="#66ff66"/>
    </style:style>
    <style:style style:name="P83" style:family="paragraph" style:parent-style-name="Table_20_Contents">
      <style:text-properties officeooo:rsid="000519ae" officeooo:paragraph-rsid="004c4924" fo:background-color="#66ff66"/>
    </style:style>
    <style:style style:name="P84" style:family="paragraph" style:parent-style-name="Table_20_Contents">
      <style:text-properties officeooo:rsid="00033bfb" officeooo:paragraph-rsid="004c4924" fo:background-color="#66ff66"/>
    </style:style>
    <style:style style:name="P85" style:family="paragraph" style:parent-style-name="Standard">
      <style:text-properties style:text-underline-style="none" fo:font-weight="bold" officeooo:rsid="00b1f74e" officeooo:paragraph-rsid="00b1f74e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b5f760" officeooo:paragraph-rsid="00b5f760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bb8ff7" officeooo:paragraph-rsid="00bb8ff7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ccb498" officeooo:paragraph-rsid="00ccb498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b809b7" officeooo:paragraph-rsid="00b809b7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b9a057" officeooo:paragraph-rsid="00b9a057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c08a0d" officeooo:paragraph-rsid="00c2002e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b70098" officeooo:paragraph-rsid="00b7009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cdb8eb" officeooo:paragraph-rsid="00cdb8eb" style:font-weight-asian="normal" style:font-weight-complex="normal"/>
    </style:style>
    <style:style style:name="P94" style:family="paragraph" style:parent-style-name="Standard">
      <style:text-properties fo:font-size="7pt" style:text-underline-style="none" fo:font-weight="normal" officeooo:rsid="00b809b7" officeooo:paragraph-rsid="00bd2955" style:font-size-asian="7pt" style:font-weight-asian="normal" style:font-size-complex="7pt" style:font-weight-complex="normal"/>
    </style:style>
    <style:style style:name="P95" style:family="paragraph" style:parent-style-name="Standard">
      <style:text-properties fo:font-size="7pt" style:text-underline-style="none" fo:font-weight="normal" officeooo:rsid="00b809b7" officeooo:paragraph-rsid="00bd8971" style:font-size-asian="7pt" style:font-weight-asian="normal" style:font-size-complex="7pt" style:font-weight-complex="normal"/>
    </style:style>
    <style:style style:name="P96" style:family="paragraph" style:parent-style-name="Standard">
      <style:text-properties fo:font-size="7pt" style:text-underline-style="none" fo:font-weight="normal" officeooo:rsid="00b809b7" officeooo:paragraph-rsid="00bf1f2e" style:font-size-asian="7pt" style:font-weight-asian="normal" style:font-size-complex="7pt" style:font-weight-complex="normal"/>
    </style:style>
    <style:style style:name="P97" style:family="paragraph" style:parent-style-name="Standard">
      <style:text-properties fo:font-size="7pt" style:text-underline-style="none" fo:font-weight="normal" officeooo:rsid="00b809b7" officeooo:paragraph-rsid="00c8ec93" style:font-size-asian="7pt" style:font-weight-asian="normal" style:font-size-complex="7pt" style:font-weight-complex="normal"/>
    </style:style>
    <style:style style:name="P98" style:family="paragraph" style:parent-style-name="Standard">
      <style:text-properties fo:font-size="7pt" style:text-underline-style="none" fo:font-weight="normal" officeooo:rsid="00b809b7" officeooo:paragraph-rsid="00cad5ac" style:font-size-asian="7pt" style:font-weight-asian="normal" style:font-size-complex="7pt" style:font-weight-complex="normal"/>
    </style:style>
    <style:style style:name="P99" style:family="paragraph" style:parent-style-name="Standard">
      <style:text-properties fo:font-size="7pt" style:text-underline-style="none" fo:font-weight="normal" officeooo:rsid="00c08a0d" officeooo:paragraph-rsid="00c08a0d" style:font-size-asian="7pt" style:font-weight-asian="normal" style:font-size-complex="7pt" style:font-weight-complex="normal"/>
    </style:style>
    <style:style style:name="P100" style:family="paragraph" style:parent-style-name="Standard">
      <style:text-properties fo:font-size="7pt" style:text-underline-style="none" fo:font-weight="normal" officeooo:rsid="00c08a0d" officeooo:paragraph-rsid="00c2002e" style:font-size-asian="7pt" style:font-weight-asian="normal" style:font-size-complex="7pt" style:font-weight-complex="normal"/>
    </style:style>
    <style:style style:name="P101" style:family="paragraph" style:parent-style-name="Standard">
      <style:text-properties fo:font-size="7pt" style:text-underline-style="none" fo:font-weight="normal" officeooo:rsid="00c08a0d" officeooo:paragraph-rsid="00c2b8b5" style:font-size-asian="7pt" style:font-weight-asian="normal" style:font-size-complex="7pt" style:font-weight-complex="normal"/>
    </style:style>
    <style:style style:name="P102" style:family="paragraph" style:parent-style-name="Standard">
      <style:text-properties fo:font-size="7pt" style:text-underline-style="none" fo:font-weight="normal" officeooo:rsid="00c08a0d" officeooo:paragraph-rsid="00c46234" style:font-size-asian="7pt" style:font-weight-asian="normal" style:font-size-complex="7pt" style:font-weight-complex="normal"/>
    </style:style>
    <style:style style:name="P103" style:family="paragraph" style:parent-style-name="Standard">
      <style:text-properties fo:font-size="7pt" style:text-underline-style="none" fo:font-weight="normal" officeooo:rsid="00c08a0d" officeooo:paragraph-rsid="00c697bb" style:font-size-asian="7pt" style:font-weight-asian="normal" style:font-size-complex="7pt" style:font-weight-complex="normal"/>
    </style:style>
    <style:style style:name="P104" style:family="paragraph" style:parent-style-name="Standard">
      <style:text-properties fo:font-size="7pt" style:text-underline-style="none" fo:font-weight="normal" officeooo:rsid="00c54737" officeooo:paragraph-rsid="00c54737" style:font-size-asian="7pt" style:font-weight-asian="normal" style:font-size-complex="7pt" style:font-weight-complex="normal"/>
    </style:style>
    <style:style style:name="P105" style:family="paragraph" style:parent-style-name="Standard">
      <style:text-properties fo:font-size="7pt" style:text-underline-style="none" fo:font-weight="normal" officeooo:rsid="00c697bb" officeooo:paragraph-rsid="00c697bb" style:font-size-asian="7pt" style:font-weight-asian="normal" style:font-size-complex="7pt" style:font-weight-complex="normal"/>
    </style:style>
    <style:style style:name="P106" style:family="paragraph" style:parent-style-name="Standard">
      <style:text-properties fo:font-size="7pt" style:text-underline-style="none" fo:font-weight="normal" officeooo:rsid="00c8ec93" officeooo:paragraph-rsid="00c8ec93" style:font-size-asian="7pt" style:font-weight-asian="normal" style:font-size-complex="7pt" style:font-weight-complex="normal"/>
    </style:style>
    <style:style style:name="P107" style:family="paragraph" style:parent-style-name="Standard">
      <style:text-properties fo:font-size="7pt" style:text-underline-style="none" fo:font-weight="normal" officeooo:rsid="00cad5ac" officeooo:paragraph-rsid="00cad5ac" style:font-size-asian="7pt" style:font-weight-asian="normal" style:font-size-complex="7pt" style:font-weight-complex="normal"/>
    </style:style>
    <style:style style:name="P108" style:family="paragraph" style:parent-style-name="Standard">
      <style:text-properties fo:font-size="7pt" style:text-underline-style="none" fo:font-weight="normal" officeooo:rsid="00c08a0d" officeooo:paragraph-rsid="00c2b8b5" fo:background-color="#ff3300" style:font-size-asian="7pt" style:font-weight-asian="normal" style:font-size-complex="7pt" style:font-weight-complex="normal"/>
    </style:style>
    <style:style style:name="P109" style:family="paragraph" style:parent-style-name="Standard">
      <style:text-properties fo:font-size="7pt" style:text-underline-style="none" fo:font-weight="normal" officeooo:rsid="00c08a0d" officeooo:paragraph-rsid="00c46234" fo:background-color="#ff3300" style:font-size-asian="7pt" style:font-weight-asian="normal" style:font-size-complex="7pt" style:font-weight-complex="normal"/>
    </style:style>
    <style:style style:name="P110" style:family="paragraph" style:parent-style-name="Standard">
      <style:text-properties fo:font-size="7pt" style:text-underline-style="none" fo:font-weight="normal" officeooo:rsid="00c46234" officeooo:paragraph-rsid="00c46234" fo:background-color="#ff3300" style:font-size-asian="7pt" style:font-weight-asian="normal" style:font-size-complex="7pt" style:font-weight-complex="normal"/>
    </style:style>
    <style:style style:name="P111" style:family="paragraph" style:parent-style-name="Standard">
      <style:text-properties fo:font-size="7pt" style:text-underline-style="none" fo:font-weight="normal" officeooo:rsid="00b9a057" officeooo:paragraph-rsid="00bd8971" fo:background-color="transparent" style:font-size-asian="7pt" style:font-weight-asian="normal" style:font-size-complex="7pt" style:font-weight-complex="normal"/>
    </style:style>
    <style:style style:name="P112" style:family="paragraph" style:parent-style-name="Standard">
      <style:text-properties fo:font-size="7pt" style:text-underline-style="none" fo:font-weight="normal" officeooo:rsid="00b9a057" officeooo:paragraph-rsid="00cad5ac" fo:background-color="transparent" style:font-size-asian="7pt" style:font-weight-asian="normal" style:font-size-complex="7pt" style:font-weight-complex="normal"/>
    </style:style>
    <style:style style:name="P113" style:family="paragraph" style:parent-style-name="Standard">
      <style:text-properties fo:font-size="7pt" style:text-underline-style="none" fo:font-weight="normal" officeooo:rsid="00c08a0d" officeooo:paragraph-rsid="00c2002e" fo:background-color="#ffff00" style:font-size-asian="7pt" style:font-weight-asian="normal" style:font-size-complex="7pt" style:font-weight-complex="normal"/>
    </style:style>
    <style:style style:name="P114" style:family="paragraph" style:parent-style-name="Standard">
      <style:text-properties fo:font-size="7pt" style:text-underline-style="none" fo:font-weight="normal" officeooo:rsid="00c54737" officeooo:paragraph-rsid="00c54737" fo:background-color="#66ff00" style:font-size-asian="7pt" style:font-weight-asian="normal" style:font-size-complex="7pt" style:font-weight-complex="normal"/>
    </style:style>
    <style:style style:name="P115" style:family="paragraph" style:parent-style-name="Standard">
      <style:text-properties fo:font-size="7pt" style:text-underline-style="none" fo:font-weight="normal" officeooo:rsid="00c697bb" officeooo:paragraph-rsid="00c697bb" fo:background-color="#66ff00" style:font-size-asian="7pt" style:font-weight-asian="normal" style:font-size-complex="7pt" style:font-weight-complex="normal"/>
    </style:style>
    <style:style style:name="P116" style:family="paragraph" style:parent-style-name="Standard">
      <style:text-properties fo:font-size="7pt" style:text-underline-style="none" fo:font-weight="normal" officeooo:rsid="00c697bb" officeooo:paragraph-rsid="00cad5ac" fo:background-color="#66ff00" style:font-size-asian="7pt" style:font-weight-asian="normal" style:font-size-complex="7pt" style:font-weight-complex="normal"/>
    </style:style>
    <style:style style:name="P117" style:family="paragraph" style:parent-style-name="Standard">
      <style:text-properties fo:font-size="7pt" style:text-underline-style="none" fo:font-weight="normal" officeooo:rsid="00b809b7" officeooo:paragraph-rsid="00bd8971" fo:background-color="#66ff00" style:font-size-asian="7pt" style:font-weight-asian="normal" style:font-size-complex="7pt" style:font-weight-complex="normal"/>
    </style:style>
    <style:style style:name="P118" style:family="paragraph" style:parent-style-name="Standard">
      <style:text-properties fo:font-size="7pt" style:text-underline-style="none" fo:font-weight="normal" officeooo:rsid="00c8ec93" officeooo:paragraph-rsid="00c8ec93" fo:background-color="#66ff00" style:font-size-asian="7pt" style:font-weight-asian="normal" style:font-size-complex="7pt" style:font-weight-complex="normal"/>
    </style:style>
    <style:style style:name="P119" style:family="paragraph" style:parent-style-name="Standard">
      <style:text-properties fo:font-size="7pt" style:text-underline-style="none" fo:font-weight="normal" officeooo:rsid="00cad5ac" officeooo:paragraph-rsid="00cad5ac" fo:background-color="#66ff00" style:font-size-asian="7pt" style:font-weight-asian="normal" style:font-size-complex="7pt" style:font-weight-complex="normal"/>
    </style:style>
    <style:style style:name="P120" style:family="paragraph" style:parent-style-name="Standard">
      <style:paragraph-properties fo:break-before="page"/>
      <style:text-properties style:text-underline-style="none" fo:font-weight="bold" officeooo:rsid="00b1f74e" officeooo:paragraph-rsid="00b809b7" style:font-weight-asian="bold" style:font-weight-complex="bold"/>
    </style:style>
    <style:style style:name="P121" style:family="paragraph" style:parent-style-name="Standard">
      <style:paragraph-properties fo:break-before="page"/>
      <style:text-properties style:text-underline-style="none" fo:font-weight="bold" officeooo:rsid="00b5f760" officeooo:paragraph-rsid="00b5f760" style:font-weight-asian="bold" style:font-weight-complex="bold"/>
    </style:style>
    <style:style style:name="P122" style:family="paragraph" style:parent-style-name="Standard">
      <style:paragraph-properties fo:break-before="page"/>
      <style:text-properties style:text-underline-style="none" fo:font-weight="normal" officeooo:rsid="00b9a057" officeooo:paragraph-rsid="00b9a057" style:font-weight-asian="normal" style:font-weight-complex="normal"/>
    </style:style>
    <style:style style:name="P123" style:family="paragraph" style:parent-style-name="Table_20_Contents">
      <style:text-properties fo:font-size="7pt" style:font-size-asian="7pt" style:font-size-complex="7pt"/>
    </style:style>
    <style:style style:name="P124" style:family="paragraph" style:parent-style-name="Table_20_Contents">
      <style:paragraph-properties fo:text-align="center" style:justify-single-word="false"/>
      <style:text-properties fo:font-size="7pt" officeooo:rsid="00bd2955" officeooo:paragraph-rsid="00bd2955" style:font-size-asian="7pt" style:font-size-complex="7pt"/>
    </style:style>
    <style:style style:name="T1" style:family="text">
      <style:text-properties officeooo:rsid="000d4fbc"/>
    </style:style>
    <style:style style:name="T2" style:family="text">
      <style:text-properties officeooo:rsid="0017bcc8"/>
    </style:style>
    <style:style style:name="T3" style:family="text">
      <style:text-properties officeooo:rsid="0018f0b7"/>
    </style:style>
    <style:style style:name="T4" style:family="text">
      <style:text-properties officeooo:rsid="00197115"/>
    </style:style>
    <style:style style:name="T5" style:family="text">
      <style:text-properties officeooo:rsid="001a73e4"/>
    </style:style>
    <style:style style:name="T6" style:family="text">
      <style:text-properties officeooo:rsid="001bd693"/>
    </style:style>
    <style:style style:name="T7" style:family="text">
      <style:text-properties officeooo:rsid="001cbf90"/>
    </style:style>
    <style:style style:name="T8" style:family="text">
      <style:text-properties officeooo:rsid="001d8023"/>
    </style:style>
    <style:style style:name="T9" style:family="text">
      <style:text-properties officeooo:rsid="001ffcae"/>
    </style:style>
    <style:style style:name="T10" style:family="text">
      <style:text-properties officeooo:rsid="0024c973"/>
    </style:style>
    <style:style style:name="T11" style:family="text">
      <style:text-properties officeooo:rsid="0024e6ac"/>
    </style:style>
    <style:style style:name="T12" style:family="text">
      <style:text-properties officeooo:rsid="0025934e"/>
    </style:style>
    <style:style style:name="T13" style:family="text">
      <style:text-properties officeooo:rsid="0024e6ac" fo:background-color="#fff200" loext:char-shading-value="0"/>
    </style:style>
    <style:style style:name="T14" style:family="text">
      <style:text-properties officeooo:rsid="00355210" fo:background-color="#fff200" loext:char-shading-value="0"/>
    </style:style>
    <style:style style:name="T15" style:family="text">
      <style:text-properties officeooo:rsid="00427b58" fo:background-color="#fff200" loext:char-shading-value="0"/>
    </style:style>
    <style:style style:name="T16" style:family="text">
      <style:text-properties officeooo:rsid="00506821" fo:background-color="#fff200" loext:char-shading-value="0"/>
    </style:style>
    <style:style style:name="T17" style:family="text">
      <style:text-properties officeooo:rsid="0028b37a"/>
    </style:style>
    <style:style style:name="T18" style:family="text">
      <style:text-properties officeooo:rsid="0029713f"/>
    </style:style>
    <style:style style:name="T19" style:family="text">
      <style:text-properties officeooo:rsid="002cd6e3"/>
    </style:style>
    <style:style style:name="T20" style:family="text">
      <style:text-properties officeooo:rsid="002e5e8f"/>
    </style:style>
    <style:style style:name="T21" style:family="text">
      <style:text-properties officeooo:rsid="002ed26f"/>
    </style:style>
    <style:style style:name="T22" style:family="text">
      <style:text-properties officeooo:rsid="002fedc5"/>
    </style:style>
    <style:style style:name="T23" style:family="text">
      <style:text-properties officeooo:rsid="00309ff6"/>
    </style:style>
    <style:style style:name="T24" style:family="text">
      <style:text-properties officeooo:rsid="00320d41"/>
    </style:style>
    <style:style style:name="T25" style:family="text">
      <style:text-properties officeooo:rsid="00355210"/>
    </style:style>
    <style:style style:name="T26" style:family="text">
      <style:text-properties officeooo:rsid="0035e7df"/>
    </style:style>
    <style:style style:name="T27" style:family="text">
      <style:text-properties officeooo:rsid="0036994e"/>
    </style:style>
    <style:style style:name="T28" style:family="text">
      <style:text-properties officeooo:rsid="003a434e"/>
    </style:style>
    <style:style style:name="T29" style:family="text">
      <style:text-properties officeooo:rsid="003b9fa7"/>
    </style:style>
    <style:style style:name="T30" style:family="text">
      <style:text-properties officeooo:rsid="003deaf0"/>
    </style:style>
    <style:style style:name="T31" style:family="text">
      <style:text-properties officeooo:rsid="003eecff"/>
    </style:style>
    <style:style style:name="T32" style:family="text">
      <style:text-properties officeooo:rsid="0040dfb9"/>
    </style:style>
    <style:style style:name="T33" style:family="text">
      <style:text-properties officeooo:rsid="00426ca4"/>
    </style:style>
    <style:style style:name="T34" style:family="text">
      <style:text-properties officeooo:rsid="00427b58"/>
    </style:style>
    <style:style style:name="T35" style:family="text">
      <style:text-properties officeooo:rsid="00432e19"/>
    </style:style>
    <style:style style:name="T36" style:family="text">
      <style:text-properties officeooo:rsid="0044e8d2"/>
    </style:style>
    <style:style style:name="T37" style:family="text">
      <style:text-properties officeooo:rsid="0046dac2"/>
    </style:style>
    <style:style style:name="T38" style:family="text">
      <style:text-properties officeooo:rsid="0048bb7d"/>
    </style:style>
    <style:style style:name="T39" style:family="text">
      <style:text-properties officeooo:rsid="0049bced"/>
    </style:style>
    <style:style style:name="T40" style:family="text">
      <style:text-properties officeooo:rsid="004badb7"/>
    </style:style>
    <style:style style:name="T41" style:family="text">
      <style:text-properties officeooo:rsid="004cc0e5"/>
    </style:style>
    <style:style style:name="T42" style:family="text">
      <style:text-properties officeooo:rsid="004e32e7"/>
    </style:style>
    <style:style style:name="T43" style:family="text">
      <style:text-properties officeooo:rsid="004f7650"/>
    </style:style>
    <style:style style:name="T44" style:family="text">
      <style:text-properties officeooo:rsid="004f9f7e"/>
    </style:style>
    <style:style style:name="T45" style:family="text">
      <style:text-properties officeooo:rsid="00506821"/>
    </style:style>
    <style:style style:name="T46" style:family="text">
      <style:text-properties officeooo:rsid="0050d4af"/>
    </style:style>
    <style:style style:name="T47" style:family="text">
      <style:text-properties officeooo:rsid="005281d2"/>
    </style:style>
    <style:style style:name="T48" style:family="text">
      <style:text-properties officeooo:rsid="00546c46"/>
    </style:style>
    <style:style style:name="T49" style:family="text">
      <style:text-properties officeooo:rsid="0055a6cc"/>
    </style:style>
    <style:style style:name="T50" style:family="text">
      <style:text-properties officeooo:rsid="0055db9a"/>
    </style:style>
    <style:style style:name="T51" style:family="text">
      <style:text-properties officeooo:rsid="0055f64a"/>
    </style:style>
    <style:style style:name="T52" style:family="text">
      <style:text-properties officeooo:rsid="005605ba"/>
    </style:style>
    <style:style style:name="T53" style:family="text">
      <style:text-properties officeooo:rsid="0058b252"/>
    </style:style>
    <style:style style:name="T54" style:family="text">
      <style:text-properties officeooo:rsid="005aa471"/>
    </style:style>
    <style:style style:name="T55" style:family="text">
      <style:text-properties officeooo:rsid="005c2dd5"/>
    </style:style>
    <style:style style:name="T56" style:family="text">
      <style:text-properties officeooo:rsid="005d46c6"/>
    </style:style>
    <style:style style:name="T57" style:family="text">
      <style:text-properties officeooo:rsid="005ddf32"/>
    </style:style>
    <style:style style:name="T58" style:family="text">
      <style:text-properties officeooo:rsid="005ef3a3"/>
    </style:style>
    <style:style style:name="T59" style:family="text">
      <style:text-properties officeooo:rsid="005fdc67"/>
    </style:style>
    <style:style style:name="T60" style:family="text">
      <style:text-properties officeooo:rsid="00613bee"/>
    </style:style>
    <style:style style:name="T61" style:family="text">
      <style:text-properties officeooo:rsid="006486a7"/>
    </style:style>
    <style:style style:name="T62" style:family="text">
      <style:text-properties officeooo:rsid="00649826"/>
    </style:style>
    <style:style style:name="T63" style:family="text">
      <style:text-properties officeooo:rsid="006821ba"/>
    </style:style>
    <style:style style:name="T64" style:family="text">
      <style:text-properties officeooo:rsid="0068f197"/>
    </style:style>
    <style:style style:name="T65" style:family="text">
      <style:text-properties officeooo:rsid="006a737f"/>
    </style:style>
    <style:style style:name="T66" style:family="text">
      <style:text-properties officeooo:rsid="006bf5e5"/>
    </style:style>
    <style:style style:name="T67" style:family="text">
      <style:text-properties officeooo:rsid="006c2d41"/>
    </style:style>
    <style:style style:name="T68" style:family="text">
      <style:text-properties officeooo:rsid="0072a6ba"/>
    </style:style>
    <style:style style:name="T69" style:family="text">
      <style:text-properties officeooo:rsid="0076f1a9"/>
    </style:style>
    <style:style style:name="T70" style:family="text">
      <style:text-properties officeooo:rsid="007c8aae"/>
    </style:style>
    <style:style style:name="T71" style:family="text">
      <style:text-properties officeooo:rsid="007c8af9"/>
    </style:style>
    <style:style style:name="T72" style:family="text">
      <style:text-properties officeooo:rsid="007eaecb"/>
    </style:style>
    <style:style style:name="T73" style:family="text">
      <style:text-properties officeooo:rsid="007f9c48"/>
    </style:style>
    <style:style style:name="T74" style:family="text">
      <style:text-properties officeooo:rsid="0081638d"/>
    </style:style>
    <style:style style:name="T75" style:family="text">
      <style:text-properties officeooo:rsid="00822793"/>
    </style:style>
    <style:style style:name="T76" style:family="text">
      <style:text-properties officeooo:rsid="008364e3"/>
    </style:style>
    <style:style style:name="T77" style:family="text">
      <style:text-properties officeooo:rsid="0085220d"/>
    </style:style>
    <style:style style:name="T78" style:family="text">
      <style:text-properties officeooo:rsid="0086f46f"/>
    </style:style>
    <style:style style:name="T79" style:family="text">
      <style:text-properties officeooo:rsid="000519ae"/>
    </style:style>
    <style:style style:name="T80" style:family="text">
      <style:text-properties officeooo:rsid="008853c8"/>
    </style:style>
    <style:style style:name="T81" style:family="text">
      <style:text-properties officeooo:rsid="008a28db"/>
    </style:style>
    <style:style style:name="T82" style:family="text">
      <style:text-properties officeooo:rsid="008a983d"/>
    </style:style>
    <style:style style:name="T83" style:family="text">
      <style:text-properties officeooo:rsid="008adadd"/>
    </style:style>
    <style:style style:name="T84" style:family="text">
      <style:text-properties officeooo:rsid="008adadd" fo:background-color="#66ff00" loext:char-shading-value="0"/>
    </style:style>
    <style:style style:name="T85" style:family="text">
      <style:text-properties officeooo:rsid="008c8d66"/>
    </style:style>
    <style:style style:name="T86" style:family="text">
      <style:text-properties officeooo:rsid="008d6e85"/>
    </style:style>
    <style:style style:name="T87" style:family="text">
      <style:text-properties officeooo:rsid="00908680"/>
    </style:style>
    <style:style style:name="T88" style:family="text">
      <style:text-properties officeooo:rsid="0090a79b"/>
    </style:style>
    <style:style style:name="T89" style:family="text">
      <style:text-properties officeooo:rsid="00917c95"/>
    </style:style>
    <style:style style:name="T90" style:family="text">
      <style:text-properties officeooo:rsid="0092a4b7"/>
    </style:style>
    <style:style style:name="T91" style:family="text">
      <style:text-properties officeooo:rsid="00908680" fo:background-color="#ffff00" loext:char-shading-value="0"/>
    </style:style>
    <style:style style:name="T92" style:family="text">
      <style:text-properties officeooo:rsid="00938fbd"/>
    </style:style>
    <style:style style:name="T93" style:family="text">
      <style:text-properties officeooo:rsid="00941390"/>
    </style:style>
    <style:style style:name="T94" style:family="text">
      <style:text-properties officeooo:rsid="00959e86"/>
    </style:style>
    <style:style style:name="T95" style:family="text">
      <style:text-properties officeooo:rsid="0099484f"/>
    </style:style>
    <style:style style:name="T96" style:family="text">
      <style:text-properties officeooo:rsid="009b2778"/>
    </style:style>
    <style:style style:name="T97" style:family="text">
      <style:text-properties officeooo:rsid="009c3761"/>
    </style:style>
    <style:style style:name="T98" style:family="text">
      <style:text-properties officeooo:rsid="009e251c"/>
    </style:style>
    <style:style style:name="T99" style:family="text">
      <style:text-properties officeooo:rsid="009f52ab"/>
    </style:style>
    <style:style style:name="T100" style:family="text">
      <style:text-properties officeooo:rsid="00a2dd5a"/>
    </style:style>
    <style:style style:name="T101" style:family="text">
      <style:text-properties officeooo:rsid="00a46121"/>
    </style:style>
    <style:style style:name="T102" style:family="text">
      <style:text-properties officeooo:rsid="00a6268e"/>
    </style:style>
    <style:style style:name="T103" style:family="text">
      <style:text-properties officeooo:rsid="00a79ac2"/>
    </style:style>
    <style:style style:name="T104" style:family="text">
      <style:text-properties officeooo:rsid="00a9bc52"/>
    </style:style>
    <style:style style:name="T105" style:family="text">
      <style:text-properties officeooo:rsid="00aba174"/>
    </style:style>
    <style:style style:name="T106" style:family="text">
      <style:text-properties officeooo:rsid="00ad8b08"/>
    </style:style>
    <style:style style:name="T107" style:family="text">
      <style:text-properties fo:background-color="#66ff66" loext:char-shading-value="0"/>
    </style:style>
    <style:style style:name="T108" style:family="text">
      <style:text-properties officeooo:rsid="00a46121" fo:background-color="#66ff66" loext:char-shading-value="0"/>
    </style:style>
    <style:style style:name="T109" style:family="text">
      <style:text-properties officeooo:rsid="00b07d59" fo:background-color="#66ff66" loext:char-shading-value="0"/>
    </style:style>
    <style:style style:name="T110" style:family="text">
      <style:text-properties officeooo:rsid="0097e46e" fo:background-color="#66ff66" loext:char-shading-value="0"/>
    </style:style>
    <style:style style:name="T111" style:family="text">
      <style:text-properties officeooo:rsid="00b5f760"/>
    </style:style>
    <style:style style:name="T112" style:family="text">
      <style:text-properties officeooo:rsid="00b70098"/>
    </style:style>
    <style:style style:name="T113" style:family="text">
      <style:text-properties officeooo:rsid="00be1b06"/>
    </style:style>
    <style:style style:name="T114" style:family="text">
      <style:text-properties officeooo:rsid="00c2b8b5"/>
    </style:style>
    <style:style style:name="T115" style:family="text">
      <style:text-properties officeooo:rsid="00c697bb"/>
    </style:style>
    <style:style style:name="T116" style:family="text">
      <style:text-properties officeooo:rsid="00c80343"/>
    </style:style>
    <style:style style:name="T117" style:family="text">
      <style:text-properties officeooo:rsid="00c8ec93"/>
    </style:style>
    <style:style style:name="T118" style:family="text">
      <style:text-properties officeooo:rsid="00cad5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ing of instruction: <text:span text:style-name="T1">TEMPLATE</text:span> </text:p>
      <text:p text:style-name="P1"/>
      <text:p text:style-name="P3">Pipeline Signals:</text:p>
      <text:p text:style-name="P9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9">CLOCK</text:p>
          </table:table-cell>
          <table:table-cell table:style-name="Table1.A1" office:value-type="string">
            <text:p text:style-name="P49">1</text:p>
          </table:table-cell>
          <table:table-cell table:style-name="Table1.A1" office:value-type="string">
            <text:p text:style-name="P49">2</text:p>
          </table:table-cell>
          <table:table-cell table:style-name="Table1.A1" office:value-type="string">
            <text:p text:style-name="P49">3</text:p>
          </table:table-cell>
          <table:table-cell table:style-name="Table1.A1" office:value-type="string">
            <text:p text:style-name="P49">4</text:p>
          </table:table-cell>
          <table:table-cell table:style-name="Table1.F1" office:value-type="string">
            <text:p text:style-name="P49">5</text:p>
          </table:table-cell>
        </table:table-row>
        <table:table-row table:style-name="Table1.1">
          <table:table-cell table:style-name="Table1.A2" office:value-type="string">
            <text:p text:style-name="P15">FETCH</text:p>
          </table:table-cell>
          <table:table-cell table:style-name="Table1.A2" office:value-type="string">
            <text:p text:style-name="P15">Inst: <text:span text:style-name="T2">addq %rax, %rbx</text:span></text:p>
            <text:p text:style-name="P15"/>
            <text:p text:style-name="P15">F_predPC = <text:span text:style-name="T3">0</text:span></text:p>
            <text:p text:style-name="P15">f_pc = <text:span text:style-name="T4">0</text:span></text:p>
            <text:p text:style-name="P15">f_stat = <text:span text:style-name="T5">SAOK</text:span></text:p>
            <text:p text:style-name="P15">f_icode = <text:span text:style-name="T5">0x6</text:span></text:p>
            <text:p text:style-name="P15">f_ifun = <text:span text:style-name="T5">0x0</text:span></text:p>
            <text:p text:style-name="P15">f_rA = <text:span text:style-name="T5">0x0</text:span></text:p>
            <text:p text:style-name="P15">f_rB = <text:span text:style-name="T5">0x3</text:span></text:p>
            <text:p text:style-name="P15">f_valC = <text:span text:style-name="T6">0xNULL</text:span></text:p>
            <text:p text:style-name="P15">f_valP = <text:span text:style-name="T6">0x2</text:span></text:p>
            <text:p text:style-name="P53">f_predPC = <text:span text:style-name="T6">0x2</text:span></text:p>
          </table:table-cell>
          <table:table-cell table:style-name="Table1.A2" office:value-type="string">
            <text:p text:style-name="P15">Inst: <text:span text:style-name="T19">rrmvq %rax, %rbx</text:span></text:p>
            <text:p text:style-name="P15"/>
            <text:p text:style-name="P15">F_predPC = <text:span text:style-name="T19">0</text:span></text:p>
            <text:p text:style-name="P15">f_pc = <text:span text:style-name="T19">0</text:span></text:p>
            <text:p text:style-name="P15">f_stat = <text:span text:style-name="T19">SAOK</text:span></text:p>
            <text:p text:style-name="P15">f_icode = <text:span text:style-name="T19">0x2</text:span></text:p>
            <text:p text:style-name="P15">f_ifun = <text:span text:style-name="T19">0x0</text:span></text:p>
            <text:p text:style-name="P15">f_rA = <text:span text:style-name="T19">0x0</text:span></text:p>
            <text:p text:style-name="P15">f_rB = <text:span text:style-name="T19">0x3</text:span></text:p>
            <text:p text:style-name="P15">f_valC = <text:span text:style-name="T19">0x</text:span>NULL</text:p>
            <text:p text:style-name="P15">f_valP = <text:span text:style-name="T20">0x2</text:span></text:p>
            <text:p text:style-name="P53">f_predPC = <text:span text:style-name="T20">0x2</text:span></text:p>
          </table:table-cell>
          <table:table-cell table:style-name="Table1.A2" office:value-type="string">
            <text:p text:style-name="P15">Inst: <text:span text:style-name="T30">irmovq 101, %rax</text:span></text:p>
            <text:p text:style-name="P15"/>
            <text:p text:style-name="P15">F_predPC = <text:span text:style-name="T30">0</text:span></text:p>
            <text:p text:style-name="P15">f_pc = <text:span text:style-name="T30">0</text:span></text:p>
            <text:p text:style-name="P15">f_stat = <text:span text:style-name="T30">SAOK</text:span></text:p>
            <text:p text:style-name="P15">f_icode = <text:span text:style-name="T30">0x3</text:span></text:p>
            <text:p text:style-name="P15">f_ifun = <text:span text:style-name="T30">0x0</text:span></text:p>
            <text:p text:style-name="P15">f_rA = <text:span text:style-name="T30">0xF</text:span></text:p>
            <text:p text:style-name="P15">f_rB = <text:span text:style-name="T30">0x0</text:span></text:p>
            <text:p text:style-name="P15">f_valC = <text:span text:style-name="T30">101</text:span></text:p>
            <text:p text:style-name="P15">f_valP = <text:span text:style-name="T30">0x9</text:span></text:p>
            <text:p text:style-name="P53">f_predPC = <text:span text:style-name="T30">0x9</text:span></text:p>
          </table:table-cell>
          <table:table-cell table:style-name="Table1.A2" office:value-type="string">
            <text:p text:style-name="P15">Inst: <text:span text:style-name="T41">rmmovq %rax, 10(%rbx)</text:span></text:p>
            <text:p text:style-name="P15">F_predPC = <text:span text:style-name="T42">0</text:span></text:p>
            <text:p text:style-name="P15">f_pc = <text:span text:style-name="T42">0</text:span></text:p>
            <text:p text:style-name="P15">f_stat = <text:span text:style-name="T42">SAOK</text:span></text:p>
            <text:p text:style-name="P15">f_icode = <text:span text:style-name="T43">0x4</text:span></text:p>
            <text:p text:style-name="P15">f_ifun = <text:span text:style-name="T43">0x0</text:span></text:p>
            <text:p text:style-name="P15">f_rA = <text:span text:style-name="T43">0x0</text:span></text:p>
            <text:p text:style-name="P15">f_rB = <text:span text:style-name="T43">0x3</text:span></text:p>
            <text:p text:style-name="P15">f_valC = <text:span text:style-name="T43">10</text:span></text:p>
            <text:p text:style-name="P15">f_valP = <text:span text:style-name="T43">0x9</text:span></text:p>
            <text:p text:style-name="P53">f_predPC = <text:span text:style-name="T43">0x9</text:span></text:p>
          </table:table-cell>
          <table:table-cell table:style-name="Table1.F2" office:value-type="string">
            <text:p text:style-name="P15">Inst: <text:span text:style-name="T49">mrmovq 10(%rbx), %rax</text:span></text:p>
            <text:p text:style-name="P15">F_predPC = <text:span text:style-name="T50">0</text:span></text:p>
            <text:p text:style-name="P15">f_pc = <text:span text:style-name="T50">0</text:span></text:p>
            <text:p text:style-name="P15">f_stat = <text:span text:style-name="T50">SAOK</text:span></text:p>
            <text:p text:style-name="P15">f_icode = <text:span text:style-name="T50">0x5</text:span></text:p>
            <text:p text:style-name="P15">f_ifun = <text:span text:style-name="T50">0x0</text:span></text:p>
            <text:p text:style-name="P15">f_rA = <text:span text:style-name="T50">0x0</text:span></text:p>
            <text:p text:style-name="P15">f_rB = <text:span text:style-name="T50">0x3</text:span></text:p>
            <text:p text:style-name="P15">f_valC = <text:span text:style-name="T50">10</text:span></text:p>
            <text:p text:style-name="P15">f_valP = <text:span text:style-name="T50">0x9</text:span></text:p>
            <text:p text:style-name="P53">f_predPC = <text:span text:style-name="T50">0x9</text:span></text:p>
          </table:table-cell>
        </table:table-row>
        <table:table-row table:style-name="Table1.1">
          <table:table-cell table:style-name="Table1.A2" office:value-type="string">
            <text:p text:style-name="P15">DECODE</text:p>
          </table:table-cell>
          <table:table-cell table:style-name="Table1.A2" office:value-type="string">
            <text:p text:style-name="P51">Inst:</text:p>
            <text:p text:style-name="P16">D_stat = <text:span text:style-name="T5">SAOK</text:span></text:p>
            <text:p text:style-name="P16">D_icode = <text:span text:style-name="T5">0x6</text:span></text:p>
            <text:p text:style-name="P16">D_ifun = <text:span text:style-name="T5">0x0</text:span></text:p>
            <text:p text:style-name="P21">D_rA = <text:span text:style-name="T5">0x0</text:span></text:p>
            <text:p text:style-name="P21">D_rB = <text:span text:style-name="T5">0x3</text:span></text:p>
            <text:p text:style-name="P16">D_valC = <text:span text:style-name="T6">0xNULL</text:span></text:p>
            <text:p text:style-name="P21">D_valP = <text:span text:style-name="T6">0x2</text:span></text:p>
            <text:p text:style-name="P21">d_rvalA = <text:span text:style-name="T5">0xFF</text:span></text:p>
            <text:p text:style-name="P21">d_rvalB = <text:span text:style-name="T5">0xEE</text:span></text:p>
            <text:p text:style-name="P21">d_dstE = <text:span text:style-name="T5">0x3</text:span></text:p>
            <text:p text:style-name="P20">d_dstM = <text:span text:style-name="T7">RNONE</text:span></text:p>
            <text:p text:style-name="P20">d_srcA = <text:span text:style-name="T8">0x0</text:span></text:p>
            <text:p text:style-name="P20">d_srcB = <text:span text:style-name="T8">0x3</text:span></text:p>
            <text:p text:style-name="P59">d_valA = <text:span text:style-name="T9">0xFF</text:span></text:p>
            <text:p text:style-name="P59">d_valB = <text:span text:style-name="T9">0xEE</text:span></text:p>
          </table:table-cell>
          <table:table-cell table:style-name="Table1.A2" office:value-type="string">
            <text:p text:style-name="P51">Inst:</text:p>
            <text:p text:style-name="P17">D_stat = <text:span text:style-name="T19">SAOK</text:span></text:p>
            <text:p text:style-name="P15">D_icode = <text:span text:style-name="T21">0x2</text:span></text:p>
            <text:p text:style-name="P15">D_ifun = <text:span text:style-name="T21">0x0</text:span></text:p>
            <text:p text:style-name="P20">D_rA = <text:span text:style-name="T21">0x0</text:span></text:p>
            <text:p text:style-name="P20">D_rB = <text:span text:style-name="T21">0x3</text:span></text:p>
            <text:p text:style-name="P15">D_valC = <text:span text:style-name="T22">0x</text:span>NULL</text:p>
            <text:p text:style-name="P20">D_valP = <text:span text:style-name="T22">0x2</text:span></text:p>
            <text:p text:style-name="P20">d_rvalA = <text:span text:style-name="T22">0xFF</text:span></text:p>
            <text:p text:style-name="P20">d_rvalB = <text:span text:style-name="T23">0xNULL</text:span></text:p>
            <text:p text:style-name="P20">d_dstE = <text:span text:style-name="T22">0x3</text:span></text:p>
            <text:p text:style-name="P20">d_dstM = <text:span text:style-name="T22">RNONE</text:span></text:p>
            <text:p text:style-name="P20">d_srcA = <text:span text:style-name="T22">0x0</text:span></text:p>
            <text:p text:style-name="P20">d_srcB = <text:span text:style-name="T22">RNONE</text:span></text:p>
            <text:p text:style-name="P66">d_valA = 0xFF</text:p>
            <text:p text:style-name="P66">d_valB = 0xNULL</text:p>
          </table:table-cell>
          <table:table-cell table:style-name="Table1.A2" office:value-type="string">
            <text:p text:style-name="P51">Inst:</text:p>
            <text:p text:style-name="P18">D_stat = <text:span text:style-name="T30">SAOK</text:span></text:p>
            <text:p text:style-name="P15">D_icode = <text:span text:style-name="T30">0x3</text:span></text:p>
            <text:p text:style-name="P15">D_ifun = <text:span text:style-name="T30">0x0</text:span></text:p>
            <text:p text:style-name="P20">D_rA = <text:span text:style-name="T30">0xF</text:span></text:p>
            <text:p text:style-name="P20">D_rB = <text:span text:style-name="T30">0x0</text:span></text:p>
            <text:p text:style-name="P15">D_valC = <text:span text:style-name="T30">101</text:span></text:p>
            <text:p text:style-name="P20">D_valP = <text:span text:style-name="T30">0x9</text:span></text:p>
            <text:p text:style-name="P20">d_rvalA = <text:span text:style-name="T31">0xNULL</text:span></text:p>
            <text:p text:style-name="P25">d_rvalB = <text:span text:style-name="T31">0xNULL</text:span></text:p>
            <text:p text:style-name="P20">d_dstE = <text:span text:style-name="T31">0x0</text:span></text:p>
            <text:p text:style-name="P20">d_dstM = <text:span text:style-name="T31">RNONE</text:span></text:p>
            <text:p text:style-name="P20">d_srcA = <text:span text:style-name="T31">RNONE</text:span></text:p>
            <text:p text:style-name="P20">d_srcB = <text:span text:style-name="T31">RNONE</text:span></text:p>
            <text:p text:style-name="P70">d_valA = <text:span text:style-name="T32">0xNULL</text:span></text:p>
            <text:p text:style-name="P70">d_valB = <text:span text:style-name="T32">0xNULL</text:span></text:p>
          </table:table-cell>
          <table:table-cell table:style-name="Table1.A2" office:value-type="string">
            <text:p text:style-name="P51">Inst:</text:p>
            <text:p text:style-name="P15">D_stat = <text:span text:style-name="T44">SAOK</text:span></text:p>
            <text:p text:style-name="P15">D_icode = <text:span text:style-name="T45">0x4</text:span></text:p>
            <text:p text:style-name="P15">D_ifun = <text:span text:style-name="T45">0x0</text:span></text:p>
            <text:p text:style-name="P20">D_rA = <text:span text:style-name="T45">0x0</text:span></text:p>
            <text:p text:style-name="P20">D_rB = <text:span text:style-name="T45">0x3</text:span></text:p>
            <text:p text:style-name="P15">D_valC = <text:span text:style-name="T45">10</text:span></text:p>
            <text:p text:style-name="P20">D_valP = <text:span text:style-name="T45">0x9</text:span></text:p>
            <text:p text:style-name="P20">d_rvalA = <text:span text:style-name="T45">0xFF</text:span></text:p>
            <text:p text:style-name="P20">d_rvalB = <text:span text:style-name="T45">0xEE</text:span></text:p>
            <text:p text:style-name="P20">d_dstE = <text:span text:style-name="T45">RNONE</text:span></text:p>
            <text:p text:style-name="P20">d_dstM = <text:span text:style-name="T45">RNONE</text:span></text:p>
            <text:p text:style-name="P20">d_srcA = <text:span text:style-name="T45">0x0</text:span></text:p>
            <text:p text:style-name="P20">d_srcB = <text:span text:style-name="T45">0x3</text:span></text:p>
            <text:p text:style-name="P74">d_valA = 0xFF</text:p>
            <text:p text:style-name="P74">d_valB = 0xEE</text:p>
          </table:table-cell>
          <table:table-cell table:style-name="Table1.F2" office:value-type="string">
            <text:p text:style-name="P51">Inst:</text:p>
            <text:p text:style-name="P15">D_stat = <text:span text:style-name="T51">SAOK</text:span></text:p>
            <text:p text:style-name="P15">D_icode = <text:span text:style-name="T51">0x5</text:span></text:p>
            <text:p text:style-name="P15">D_ifun = <text:span text:style-name="T51">0x0</text:span></text:p>
            <text:p text:style-name="P20">D_rA = <text:span text:style-name="T51">0x0</text:span></text:p>
            <text:p text:style-name="P20">D_rB = <text:span text:style-name="T51">0x3</text:span></text:p>
            <text:p text:style-name="P15">D_valC = <text:span text:style-name="T51">10</text:span></text:p>
            <text:p text:style-name="P20">D_valP = <text:span text:style-name="T51">0x9</text:span></text:p>
            <text:p text:style-name="P20">d_rvalA = <text:span text:style-name="T51">0x</text:span>NULL</text:p>
            <text:p text:style-name="P20">d_rvalB = <text:span text:style-name="T51">0xEE</text:span></text:p>
            <text:p text:style-name="P20">d_dstE = <text:span text:style-name="T51">NONE</text:span></text:p>
            <text:p text:style-name="P20">d_dstM = <text:span text:style-name="T51">0x0</text:span></text:p>
            <text:p text:style-name="P20">d_srcA = <text:span text:style-name="T51">RNONE</text:span></text:p>
            <text:p text:style-name="P20">d_srcB = <text:span text:style-name="T51">0x3</text:span></text:p>
            <text:p text:style-name="P75">d_valA = <text:span text:style-name="T52">0xNULL</text:span></text:p>
            <text:p text:style-name="P75">d_valB = <text:span text:style-name="T52">0xEE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5">EXECUTE</text:p>
          </table:table-cell>
          <table:table-cell table:style-name="Table1.A2" office:value-type="string">
            <text:p text:style-name="P51">Inst:</text:p>
            <text:p text:style-name="P22">E_stat = <text:span text:style-name="T5">SAOK</text:span></text:p>
            <text:p text:style-name="P22">E_icode = <text:span text:style-name="T5">0x6</text:span></text:p>
            <text:p text:style-name="P22">E_ifun = <text:span text:style-name="T5">0x0</text:span></text:p>
            <text:p text:style-name="P22">E_valC = <text:span text:style-name="T6">0xNULL</text:span></text:p>
            <text:p text:style-name="P22">E_valA = <text:span text:style-name="T9">0xFF</text:span></text:p>
            <text:p text:style-name="P22">E_valB = <text:span text:style-name="T9">0xEE</text:span></text:p>
            <text:p text:style-name="P22">E_dstE = <text:span text:style-name="T5">0x3</text:span></text:p>
            <text:p text:style-name="P22">E_dstM = <text:span text:style-name="T7">RNONE</text:span></text:p>
            <text:p text:style-name="P55">E_srcA = <text:span text:style-name="T9">0x0</text:span></text:p>
            <text:p text:style-name="P55">E_srcB = <text:span text:style-name="T9">0x3</text:span></text:p>
            <text:p text:style-name="P64">e_Cnd = <text:span text:style-name="T11">0x0</text:span></text:p>
            <text:p text:style-name="P29">e_valE = <text:span text:style-name="T12">0x1ED</text:span></text:p>
            <text:p text:style-name="P29">e_dstE = <text:span text:style-name="T11">0x3</text:span></text:p>
            <text:p text:style-name="P61">e_SetCC = 0x1</text:p>
            <text:p text:style-name="P62">e_ALUA = <text:span text:style-name="T9">0xFF</text:span></text:p>
            <text:p text:style-name="P62">e_ALUB = <text:span text:style-name="T9">0xEE</text:span></text:p>
            <text:p text:style-name="P61">e_ALUfun = <text:span text:style-name="T10">0x0</text:span></text:p>
          </table:table-cell>
          <table:table-cell table:style-name="Table1.A2" office:value-type="string">
            <text:p text:style-name="P51">Inst:</text:p>
            <text:p text:style-name="P23">E_stat = <text:span text:style-name="T19">SAOK</text:span></text:p>
            <text:p text:style-name="P23">E_icode = <text:span text:style-name="T21">0x2</text:span></text:p>
            <text:p text:style-name="P23">E_ifun = <text:span text:style-name="T21">0x0</text:span></text:p>
            <text:p text:style-name="P23">E_valC = <text:span text:style-name="T22">0xNULL</text:span></text:p>
            <text:p text:style-name="P23">E_valA = <text:span text:style-name="T24">0xFF</text:span></text:p>
            <text:p text:style-name="P23">E_valB = <text:span text:style-name="T23">0xNULL</text:span></text:p>
            <text:p text:style-name="P24">E_dstE = <text:span text:style-name="T22">0x3</text:span></text:p>
            <text:p text:style-name="P24">E_dstM = <text:span text:style-name="T22">RNONE</text:span></text:p>
            <text:p text:style-name="P56">E_srcA = <text:span text:style-name="T22">0x0</text:span></text:p>
            <text:p text:style-name="P56">E_srcB = <text:span text:style-name="T22">RNONE</text:span></text:p>
            <text:p text:style-name="P64">e_Cnd = <text:span text:style-name="T25">0x0</text:span></text:p>
            <text:p text:style-name="P29">e_valE = <text:span text:style-name="T27">0xFF</text:span></text:p>
            <text:p text:style-name="P29">e_dstE = <text:span text:style-name="T27">0x3</text:span></text:p>
            <text:p text:style-name="P68">e_SetCC = 0x0</text:p>
            <text:p text:style-name="P68">e_ALUA = <text:span text:style-name="T26">0xFF</text:span></text:p>
            <text:p text:style-name="P68">e_ALUB = <text:span text:style-name="T26">0x0</text:span></text:p>
            <text:p text:style-name="P68">e_ALUfun = <text:span text:style-name="T26">0x0</text:span></text:p>
          </table:table-cell>
          <table:table-cell table:style-name="Table1.A2" office:value-type="string">
            <text:p text:style-name="P51">Inst:</text:p>
            <text:p text:style-name="P26">E_stat = <text:span text:style-name="T30">SAOK</text:span></text:p>
            <text:p text:style-name="P20">E_icode = <text:span text:style-name="T33">0x3</text:span></text:p>
            <text:p text:style-name="P20">E_ifun = <text:span text:style-name="T33">0x0</text:span></text:p>
            <text:p text:style-name="P20">E_valC = <text:span text:style-name="T33">101</text:span></text:p>
            <text:p text:style-name="P20">E_valA = <text:span text:style-name="T33">0xNULL</text:span></text:p>
            <text:p text:style-name="P20">E_valB = <text:span text:style-name="T33">0xNULL</text:span></text:p>
            <text:p text:style-name="P20">E_dstE = <text:span text:style-name="T33">0x0</text:span></text:p>
            <text:p text:style-name="P20">E_dstM = <text:span text:style-name="T33">RNONE</text:span></text:p>
            <text:p text:style-name="P55">E_srcA = <text:span text:style-name="T34">RNONE</text:span></text:p>
            <text:p text:style-name="P55">E_srcB = <text:span text:style-name="T34">RNONE</text:span></text:p>
            <text:p text:style-name="P64">e_Cnd = <text:span text:style-name="T34">0x0</text:span></text:p>
            <text:p text:style-name="P29">e_valE = <text:span text:style-name="T36">101</text:span></text:p>
            <text:p text:style-name="P29">e_dstE = <text:span text:style-name="T36">0x0</text:span></text:p>
            <text:p text:style-name="P72">e_SetCC = 0x0</text:p>
            <text:p text:style-name="P72">e_ALUA = 101</text:p>
            <text:p text:style-name="P72">e_ALUB = 0</text:p>
            <text:p text:style-name="P72">e_ALUfun = 0x0 </text:p>
          </table:table-cell>
          <table:table-cell table:style-name="Table1.A2" office:value-type="string">
            <text:p text:style-name="P51">Inst:</text:p>
            <text:p text:style-name="P20">E_stat = <text:span text:style-name="T45">SAOK</text:span></text:p>
            <text:p text:style-name="P20">E_icode = <text:span text:style-name="T45">0x4</text:span></text:p>
            <text:p text:style-name="P20">E_ifun = <text:span text:style-name="T45">0x0</text:span></text:p>
            <text:p text:style-name="P20">E_valC = <text:span text:style-name="T45">10</text:span></text:p>
            <text:p text:style-name="P20">E_valA = <text:span text:style-name="T45">0xFF</text:span></text:p>
            <text:p text:style-name="P20">E_valB = <text:span text:style-name="T45">0xEE</text:span></text:p>
            <text:p text:style-name="P20">E_dstE = <text:span text:style-name="T45">RNONE</text:span></text:p>
            <text:p text:style-name="P20">E_dstM = <text:span text:style-name="T45">RNONE</text:span></text:p>
            <text:p text:style-name="P55">E_srcA = <text:span text:style-name="T45">0x0</text:span></text:p>
            <text:p text:style-name="P55">E_srcB = <text:span text:style-name="T45">0x3</text:span></text:p>
            <text:p text:style-name="P64">e_Cnd = <text:span text:style-name="T45">0x0</text:span></text:p>
            <text:p text:style-name="P29">e_valE = <text:span text:style-name="T46">0xF8</text:span></text:p>
            <text:p text:style-name="P29">e_dstE = <text:span text:style-name="T46">RNONE</text:span></text:p>
            <text:p text:style-name="P74">e_SetCC = 0x0</text:p>
            <text:p text:style-name="P74">e_ALUA = 10</text:p>
            <text:p text:style-name="P74">e_ALUB = 0xEE</text:p>
            <text:p text:style-name="P74">e_ALUfun = 0x0</text:p>
          </table:table-cell>
          <table:table-cell table:style-name="Table1.F2" office:value-type="string">
            <text:p text:style-name="P51">Inst:</text:p>
            <text:p text:style-name="P20">E_stat = <text:span text:style-name="T53">SAOK</text:span></text:p>
            <text:p text:style-name="P20">E_icode = <text:span text:style-name="T53">0x5</text:span></text:p>
            <text:p text:style-name="P20">E_ifun = <text:span text:style-name="T53">0x0</text:span></text:p>
            <text:p text:style-name="P20">E_valC = <text:span text:style-name="T53">10</text:span></text:p>
            <text:p text:style-name="P20">E_valA = <text:span text:style-name="T53">0x</text:span>NULL</text:p>
            <text:p text:style-name="P20">E_valB = <text:span text:style-name="T53">0xEE</text:span></text:p>
            <text:p text:style-name="P20">E_dstE = <text:span text:style-name="T53">RNONE</text:span></text:p>
            <text:p text:style-name="P20">E_dstM = <text:span text:style-name="T53">0x0</text:span></text:p>
            <text:p text:style-name="P55">E_srcA = <text:span text:style-name="T54">RNONE</text:span></text:p>
            <text:p text:style-name="P55">E_srcB = <text:span text:style-name="T54">0x3</text:span></text:p>
            <text:p text:style-name="P64">e_Cnd = <text:span text:style-name="T54">0x0</text:span></text:p>
            <text:p text:style-name="P29">e_valE = <text:span text:style-name="T56">0xF8</text:span></text:p>
            <text:p text:style-name="P29">e_dstE = <text:span text:style-name="T54">RNONE</text:span></text:p>
            <text:p text:style-name="P76">e_SetCC = <text:span text:style-name="T54">0x0</text:span></text:p>
            <text:p text:style-name="P76">e_ALUA = <text:span text:style-name="T55">10</text:span></text:p>
            <text:p text:style-name="P76">e_ALUB = <text:span text:style-name="T55">0xEE</text:span></text:p>
            <text:p text:style-name="P76">e_ALUfun = <text:span text:style-name="T55">0x0</text:span> </text:p>
          </table:table-cell>
        </table:table-row>
        <table:table-row table:style-name="Table1.1">
          <table:table-cell table:style-name="Table1.A2" office:value-type="string">
            <text:p text:style-name="P15">MEMEORY</text:p>
          </table:table-cell>
          <table:table-cell table:style-name="Table1.A2" office:value-type="string">
            <text:p text:style-name="P51">Inst:</text:p>
            <text:p text:style-name="P30">M_stat = <text:span text:style-name="T5">SAOK</text:span></text:p>
            <text:p text:style-name="P30">M_icode = <text:span text:style-name="T5">0x6</text:span></text:p>
            <text:p text:style-name="P30">M_Cnd = <text:span text:style-name="T13">0x0</text:span></text:p>
            <text:p text:style-name="P30">M_valE = <text:span text:style-name="T12">0x1ED</text:span></text:p>
            <text:p text:style-name="P30">M_valA = <text:span text:style-name="T9">0xFF</text:span></text:p>
            <text:p text:style-name="P30">M_dstE = <text:span text:style-name="T11">0x3</text:span></text:p>
            <text:p text:style-name="P30">M_dstM = <text:span text:style-name="T7">RNONE</text:span></text:p>
            <text:p text:style-name="P29">m_read = <text:span text:style-name="T17">0x0</text:span></text:p>
            <text:p text:style-name="P29">m_write = <text:span text:style-name="T17">0x0</text:span></text:p>
            <text:p text:style-name="P29">m_Addr = <text:span text:style-name="T17">0xNULL</text:span></text:p>
            <text:p text:style-name="P29">m_datain = <text:span text:style-name="T18">0xFF</text:span></text:p>
            <text:p text:style-name="P29">m_dataout = <text:span text:style-name="T18">0xNULL</text:span></text:p>
            <text:p text:style-name="P29">dmem_error = <text:span text:style-name="T18">0x0</text:span></text:p>
            <text:p text:style-name="P29">m_stat = <text:span text:style-name="T18">SAOK</text:span></text:p>
          </table:table-cell>
          <table:table-cell table:style-name="Table1.A2" office:value-type="string">
            <text:p text:style-name="P51">Inst:</text:p>
            <text:p text:style-name="P32">M_stat = <text:span text:style-name="T19">SAOK</text:span></text:p>
            <text:p text:style-name="P32">M_icode = <text:span text:style-name="T21">0x2</text:span></text:p>
            <text:p text:style-name="P32">M_Cnd = <text:span text:style-name="T14">0x0</text:span></text:p>
            <text:p text:style-name="P32">M_valE = <text:span text:style-name="T27">0xFF</text:span></text:p>
            <text:p text:style-name="P32">M_valA = <text:span text:style-name="T24">0xFF</text:span></text:p>
            <text:p text:style-name="P33">M_dstE = <text:span text:style-name="T22">0x3</text:span></text:p>
            <text:p text:style-name="P33">M_dstM = <text:span text:style-name="T22">RNONE</text:span></text:p>
            <text:p text:style-name="P29">m_read = <text:span text:style-name="T28">0x0</text:span></text:p>
            <text:p text:style-name="P29">m_write = <text:span text:style-name="T28">0x0</text:span></text:p>
            <text:p text:style-name="P29">m_Addr = <text:span text:style-name="T28">0x</text:span>NULL</text:p>
            <text:p text:style-name="P29">m_datain = <text:span text:style-name="T28">0xFF</text:span></text:p>
            <text:p text:style-name="P29">m_dataout = <text:span text:style-name="T28">0xNULL</text:span></text:p>
            <text:p text:style-name="P29">dmem_error = <text:span text:style-name="T28">0x0</text:span></text:p>
            <text:p text:style-name="P29">m_stat = <text:span text:style-name="T28">SAOK</text:span></text:p>
          </table:table-cell>
          <table:table-cell table:style-name="Table1.A2" office:value-type="string">
            <text:p text:style-name="P51">Inst:</text:p>
            <text:p text:style-name="P35">M_stat = <text:span text:style-name="T30">SAOK</text:span></text:p>
            <text:p text:style-name="P29">M_icode = <text:span text:style-name="T35">0x3</text:span></text:p>
            <text:p text:style-name="P35">M_Cnd = <text:span text:style-name="T15">0x0</text:span></text:p>
            <text:p text:style-name="P29">M_valE = <text:span text:style-name="T37">101</text:span></text:p>
            <text:p text:style-name="P29">M_valA = <text:span text:style-name="T37">0xNULL</text:span></text:p>
            <text:p text:style-name="P29">M_dstE = <text:span text:style-name="T38">0x0</text:span></text:p>
            <text:p text:style-name="P29">M_dstM = <text:span text:style-name="T38">RNONE</text:span></text:p>
            <text:p text:style-name="P29">m_read = <text:span text:style-name="T39">0x0</text:span></text:p>
            <text:p text:style-name="P29">m_write = <text:span text:style-name="T39">0x0</text:span></text:p>
            <text:p text:style-name="P29">m_Addr = <text:span text:style-name="T39">0xNULL</text:span></text:p>
            <text:p text:style-name="P29">m_datain = <text:span text:style-name="T39">0x</text:span>NULL</text:p>
            <text:p text:style-name="P29">m_dataout = <text:span text:style-name="T39">0xNULL</text:span></text:p>
            <text:p text:style-name="P29">dmem_error = <text:span text:style-name="T39">0x0</text:span></text:p>
            <text:p text:style-name="P29">m_stat = <text:span text:style-name="T39">SAOK</text:span></text:p>
          </table:table-cell>
          <table:table-cell table:style-name="Table1.A2" office:value-type="string">
            <text:p text:style-name="P51">Inst:</text:p>
            <text:p text:style-name="P29">M_stat = <text:span text:style-name="T46">SAOK</text:span></text:p>
            <text:p text:style-name="P29">M_icode = <text:span text:style-name="T46">0x4</text:span></text:p>
            <text:p text:style-name="P37">M_Cnd = <text:span text:style-name="T16">0x0</text:span></text:p>
            <text:p text:style-name="P29">M_valE = <text:span text:style-name="T46">0xF8</text:span></text:p>
            <text:p text:style-name="P29">M_valA = <text:span text:style-name="T46">0xFF</text:span></text:p>
            <text:p text:style-name="P29">M_dstE = <text:span text:style-name="T46">RNONE</text:span></text:p>
            <text:p text:style-name="P29">M_dstM = <text:span text:style-name="T46">RNONE</text:span></text:p>
            <text:p text:style-name="P29">m_read = <text:span text:style-name="T47">0x0</text:span></text:p>
            <text:p text:style-name="P29">m_write = <text:span text:style-name="T47">0x1</text:span></text:p>
            <text:p text:style-name="P29">m_Addr = <text:span text:style-name="T47">0xF8</text:span></text:p>
            <text:p text:style-name="P29">m_datain = <text:span text:style-name="T47">0xFF</text:span></text:p>
            <text:p text:style-name="P29">m_dataout =<text:span text:style-name="T47">0xNULL</text:span></text:p>
            <text:p text:style-name="P29">dmem_error = <text:span text:style-name="T47">0x0</text:span></text:p>
            <text:p text:style-name="P29">m_stat = <text:span text:style-name="T47">SAOK</text:span></text:p>
          </table:table-cell>
          <table:table-cell table:style-name="Table1.F2" office:value-type="string">
            <text:p text:style-name="P51">Inst:</text:p>
            <text:p text:style-name="P29">M_stat = <text:span text:style-name="T57">SAOK</text:span></text:p>
            <text:p text:style-name="P29">M_icode = <text:span text:style-name="T57">0x5</text:span></text:p>
            <text:p text:style-name="P38">M_Cnd = <text:span text:style-name="T16">0x0</text:span></text:p>
            <text:p text:style-name="P29">M_valE = <text:span text:style-name="T57">0xF8</text:span></text:p>
            <text:p text:style-name="P29">M_valA = <text:span text:style-name="T57">0x</text:span>NULL</text:p>
            <text:p text:style-name="P29">M_dstE = <text:span text:style-name="T57">RNONE</text:span></text:p>
            <text:p text:style-name="P29">M_dstM = <text:span text:style-name="T57">0x0</text:span></text:p>
            <text:p text:style-name="P29">m_read = <text:span text:style-name="T57">0x1</text:span></text:p>
            <text:p text:style-name="P29">m_write = <text:span text:style-name="T57">0x0</text:span></text:p>
            <text:p text:style-name="P29">m_Addr = <text:span text:style-name="T57">0xF8</text:span></text:p>
            <text:p text:style-name="P29">m_datain = <text:span text:style-name="T57">0x</text:span>NULL</text:p>
            <text:p text:style-name="P29">m_dataout = <text:span text:style-name="T57">0xABCD</text:span></text:p>
            <text:p text:style-name="P29">dmem_error = <text:span text:style-name="T57">0x0</text:span></text:p>
            <text:p text:style-name="P29">m_stat = <text:span text:style-name="T57">SAOK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5">W/BACK</text:p>
          </table:table-cell>
          <table:table-cell table:style-name="Table1.A2" office:value-type="string">
            <text:p text:style-name="P51">Inst:</text:p>
            <text:p text:style-name="P31">W_stat = <text:span text:style-name="T18">SAOK</text:span></text:p>
            <text:p text:style-name="P31">W_icode = <text:span text:style-name="T5">0x6</text:span></text:p>
            <text:p text:style-name="P31">W_valE = <text:span text:style-name="T12">0x1ED</text:span></text:p>
            <text:p text:style-name="P31">W_valM = <text:span text:style-name="T18">0xNULL</text:span></text:p>
            <text:p text:style-name="P44">W_dstE = <text:span text:style-name="T11">0x3</text:span></text:p>
            <text:p text:style-name="P45">W_dstM = <text:span text:style-name="T7">RNONE</text:span></text:p>
          </table:table-cell>
          <table:table-cell table:style-name="Table1.A2" office:value-type="string">
            <text:p text:style-name="P51">Inst:</text:p>
            <text:p text:style-name="P34">W_stat = <text:span text:style-name="T19">SAOK</text:span></text:p>
            <text:p text:style-name="P34">W_icode = <text:span text:style-name="T21">0x2</text:span></text:p>
            <text:p text:style-name="P34">W_valE = <text:span text:style-name="T27">0xFF</text:span></text:p>
            <text:p text:style-name="P29">W_valM = <text:span text:style-name="T29">0x</text:span>NULL</text:p>
            <text:p text:style-name="P46">W_dstE = <text:span text:style-name="T22">0x3</text:span></text:p>
            <text:p text:style-name="P46">W_dstM = <text:span text:style-name="T22">RNONE</text:span></text:p>
          </table:table-cell>
          <table:table-cell table:style-name="Table1.A2" office:value-type="string">
            <text:p text:style-name="P51">Inst:</text:p>
            <text:p text:style-name="P29">W_stat = <text:span text:style-name="T40">SAOK</text:span></text:p>
            <text:p text:style-name="P29">W_icode = <text:span text:style-name="T40">0x3</text:span></text:p>
            <text:p text:style-name="P29">W_valE = <text:span text:style-name="T40">101</text:span></text:p>
            <text:p text:style-name="P29">W_valM = <text:span text:style-name="T40">0xNULL</text:span></text:p>
            <text:p text:style-name="P43">W_dstE = <text:span text:style-name="T40">0x0</text:span></text:p>
            <text:p text:style-name="P43">W_dstM = <text:span text:style-name="T40">RNONE</text:span></text:p>
          </table:table-cell>
          <table:table-cell table:style-name="Table1.A2" office:value-type="string">
            <text:p text:style-name="P51">Inst:</text:p>
            <text:p text:style-name="P29">W_stat = <text:span text:style-name="T48">SAOK</text:span></text:p>
            <text:p text:style-name="P29">W_icode = <text:span text:style-name="T48">0x4</text:span></text:p>
            <text:p text:style-name="P29">W_valE = <text:span text:style-name="T48">0xF8</text:span></text:p>
            <text:p text:style-name="P29">W_valM = <text:span text:style-name="T48">0x</text:span>NULL</text:p>
            <text:p text:style-name="P43">W_dstE = <text:span text:style-name="T48">RNONE</text:span></text:p>
            <text:p text:style-name="P43">W_dstM = <text:span text:style-name="T48">RNONE</text:span></text:p>
          </table:table-cell>
          <table:table-cell table:style-name="Table1.F2" office:value-type="string">
            <text:p text:style-name="P51">Inst:</text:p>
            <text:p text:style-name="P29">W_stat = <text:span text:style-name="T58">SAOK</text:span></text:p>
            <text:p text:style-name="P29">W_icode = <text:span text:style-name="T58">0x5</text:span></text:p>
            <text:p text:style-name="P29">W_valE = <text:span text:style-name="T59">0xF8</text:span></text:p>
            <text:p text:style-name="P29">W_valM = <text:span text:style-name="T59">0xABCD</text:span></text:p>
            <text:p text:style-name="P43">W_dstE = <text:span text:style-name="T59">RNONE</text:span></text:p>
            <text:p text:style-name="P43">W_dstM = <text:span text:style-name="T59">0x0</text:span></text:p>
          </table:table-cell>
        </table:table-row>
      </table:table>
      <text:p text:style-name="P9"/>
      <text:p text:style-name="P9"/>
      <text:p text:style-name="P9">End</text:p>
      <text:p text:style-name="P9"/>
      <text:p text:style-name="P13">Processing of</text:p>
      <text:p text:style-name="P5"/>
      <text:p text:style-name="P10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50">CLOCK</text:p>
          </table:table-cell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0">4</text:p>
          </table:table-cell>
          <table:table-cell table:style-name="Table2.F1" office:value-type="string">
            <text:p text:style-name="P50">5</text:p>
          </table:table-cell>
        </table:table-row>
        <table:table-row table:style-name="Table2.1">
          <table:table-cell table:style-name="Table2.A2" office:value-type="string">
            <text:p text:style-name="P19">FETCH</text:p>
          </table:table-cell>
          <table:table-cell table:style-name="Table2.A2" office:value-type="string">
            <text:p text:style-name="P19">Inst: <text:span text:style-name="T60">pushq %rax</text:span></text:p>
            <text:p text:style-name="P19">F_predPC = <text:span text:style-name="T3">0</text:span></text:p>
            <text:p text:style-name="P19">f_pc = <text:span text:style-name="T4">0</text:span></text:p>
            <text:p text:style-name="P19">f_stat = <text:span text:style-name="T5">SAOK</text:span></text:p>
            <text:p text:style-name="P19">f_icode = <text:span text:style-name="T5">0xA</text:span></text:p>
            <text:p text:style-name="P19">f_ifun = <text:span text:style-name="T5">0x0</text:span></text:p>
            <text:p text:style-name="P19">f_rA = <text:span text:style-name="T5">0x0</text:span></text:p>
            <text:p text:style-name="P19">f_rB = <text:span text:style-name="T5">0xF</text:span></text:p>
            <text:p text:style-name="P19">f_valC = <text:span text:style-name="T6">0xNULL</text:span></text:p>
            <text:p text:style-name="P19">f_valP = <text:span text:style-name="T6">0x2</text:span></text:p>
            <text:p text:style-name="P54">f_predPC = <text:span text:style-name="T6">0x2</text:span></text:p>
          </table:table-cell>
          <table:table-cell table:style-name="Table2.A2" office:value-type="string">
            <text:p text:style-name="P19">Inst: <text:span text:style-name="T69">popq %rax</text:span></text:p>
            <text:p text:style-name="P19">F_predPC = <text:span text:style-name="T19">0</text:span></text:p>
            <text:p text:style-name="P19">f_pc = <text:span text:style-name="T19">0</text:span></text:p>
            <text:p text:style-name="P19">f_stat = <text:span text:style-name="T19">SAOK</text:span></text:p>
            <text:p text:style-name="P19">f_icode = <text:span text:style-name="T19">0xB</text:span></text:p>
            <text:p text:style-name="P19">f_ifun = <text:span text:style-name="T19">0x0</text:span></text:p>
            <text:p text:style-name="P19">f_rA = <text:span text:style-name="T19">0x0</text:span></text:p>
            <text:p text:style-name="P19">f_rB = <text:span text:style-name="T19">0xF</text:span></text:p>
            <text:p text:style-name="P19">f_valC = <text:span text:style-name="T19">0x</text:span>NULL</text:p>
            <text:p text:style-name="P19">f_valP = <text:span text:style-name="T20">0x2</text:span></text:p>
            <text:p text:style-name="P54">f_predPC = <text:span text:style-name="T20">0x2</text:span></text:p>
          </table:table-cell>
          <table:table-cell table:style-name="Table2.A2" office:value-type="string">
            <text:p text:style-name="P84">Inst: <text:span text:style-name="T75">ret</text:span></text:p>
            <text:p text:style-name="P19">F_predPC = <text:span text:style-name="T30">0</text:span></text:p>
            <text:p text:style-name="P19">f_pc = <text:span text:style-name="T30">0</text:span></text:p>
            <text:p text:style-name="P19">f_stat = <text:span text:style-name="T30">SAOK</text:span></text:p>
            <text:p text:style-name="P19">f_icode = <text:span text:style-name="T30">0x9</text:span></text:p>
            <text:p text:style-name="P19">f_ifun = <text:span text:style-name="T30">0x0</text:span></text:p>
            <text:p text:style-name="P19">f_rA = <text:span text:style-name="T30">0xNULL</text:span></text:p>
            <text:p text:style-name="P19">f_rB = <text:span text:style-name="T30">0xNULL</text:span></text:p>
            <text:p text:style-name="P19">f_valC = <text:span text:style-name="T76">0xNULL</text:span></text:p>
            <text:p text:style-name="P19">f_valP = <text:span text:style-name="T30">0x2</text:span></text:p>
            <text:p text:style-name="P54">f_predPC = <text:span text:style-name="T77">0x2</text:span></text:p>
          </table:table-cell>
          <table:table-cell table:style-name="Table2.A2" office:value-type="string">
            <text:p text:style-name="P19">Inst: <text:span text:style-name="T85">call ABCD</text:span></text:p>
            <text:p text:style-name="P19">F_predPC = <text:span text:style-name="T86">0</text:span></text:p>
            <text:p text:style-name="P19">f_pc = <text:span text:style-name="T86">0</text:span></text:p>
            <text:p text:style-name="P19">f_stat = <text:span text:style-name="T86">SAOK</text:span></text:p>
            <text:p text:style-name="P19">f_icode = <text:span text:style-name="T86">0x8</text:span></text:p>
            <text:p text:style-name="P19">f_ifun = <text:span text:style-name="T86">0x0</text:span></text:p>
            <text:p text:style-name="P19">f_rA = <text:span text:style-name="T86">0xNULL</text:span></text:p>
            <text:p text:style-name="P19">f_rB = <text:span text:style-name="T86">0xNULL</text:span></text:p>
            <text:p text:style-name="P19">f_valC = <text:span text:style-name="T86">0xABCD</text:span></text:p>
            <text:p text:style-name="P19">f_valP = <text:span text:style-name="T86">0x8</text:span></text:p>
            <text:p text:style-name="P54">f_predPC = <text:span text:style-name="T94">0xABCD</text:span></text:p>
          </table:table-cell>
          <table:table-cell table:style-name="Table2.F2" office:value-type="string">
            <text:p text:style-name="P19"><text:span text:style-name="T107">Inst: </text:span><text:span text:style-name="T110">jxx ABCD</text:span></text:p>
            <text:p text:style-name="P19">F_predPC = <text:span text:style-name="T95">0</text:span></text:p>
            <text:p text:style-name="P19">f_pc = <text:span text:style-name="T95">0</text:span></text:p>
            <text:p text:style-name="P19">f_stat = <text:span text:style-name="T95">SAOK</text:span></text:p>
            <text:p text:style-name="P19">f_icode = <text:span text:style-name="T95">0x7</text:span></text:p>
            <text:p text:style-name="P19">f_ifun = <text:span text:style-name="T95">0xfn</text:span></text:p>
            <text:p text:style-name="P19">f_rA = <text:span text:style-name="T95">0xNULL</text:span></text:p>
            <text:p text:style-name="P19">f_rB = <text:span text:style-name="T95">0xNULL</text:span></text:p>
            <text:p text:style-name="P19">f_valC = <text:span text:style-name="T95">0xABCD</text:span></text:p>
            <text:p text:style-name="P19">f_valP = <text:span text:style-name="T95">0x8</text:span></text:p>
            <text:p text:style-name="P54">f_predPC = <text:span text:style-name="T95">0xABCD</text:span></text:p>
          </table:table-cell>
        </table:table-row>
        <table:table-row table:style-name="Table2.1">
          <table:table-cell table:style-name="Table2.A2" office:value-type="string">
            <text:p text:style-name="P19">DECODE</text:p>
          </table:table-cell>
          <table:table-cell table:style-name="Table2.A2" office:value-type="string">
            <text:p text:style-name="P52">Inst:</text:p>
            <text:p text:style-name="P19">D_stat = <text:span text:style-name="T5">SAOK</text:span></text:p>
            <text:p text:style-name="P19">D_icode = <text:span text:style-name="T5">0xA</text:span></text:p>
            <text:p text:style-name="P19">D_ifun = <text:span text:style-name="T5">0x0</text:span></text:p>
            <text:p text:style-name="P27">D_rA = <text:span text:style-name="T5">0x0</text:span></text:p>
            <text:p text:style-name="P27">D_rB = <text:span text:style-name="T5">0xF</text:span></text:p>
            <text:p text:style-name="P19">D_valC = <text:span text:style-name="T6">0xNULL</text:span></text:p>
            <text:p text:style-name="P27">D_valP = <text:span text:style-name="T6">0x2</text:span></text:p>
            <text:p text:style-name="P27">d_rvalA = <text:span text:style-name="T62">0xFF</text:span></text:p>
            <text:p text:style-name="P27">d_rvalB = <text:span text:style-name="T62">0xBB</text:span></text:p>
            <text:p text:style-name="P27">d_dstE = %<text:span text:style-name="T61">rsp (0x4)</text:span></text:p>
            <text:p text:style-name="P27">d_dstM = <text:span text:style-name="T7">RNONE</text:span></text:p>
            <text:p text:style-name="P27">d_srcA = <text:span text:style-name="T8">0x0</text:span></text:p>
            <text:p text:style-name="P27">d_srcB = %<text:span text:style-name="T61">rsp (0x4)</text:span></text:p>
            <text:p text:style-name="P60">d_valA = <text:span text:style-name="T9">0xFF</text:span></text:p>
            <text:p text:style-name="P60">d_valB = <text:span text:style-name="T9">0xBB</text:span></text:p>
          </table:table-cell>
          <table:table-cell table:style-name="Table2.A2" office:value-type="string">
            <text:p text:style-name="P52">Inst:</text:p>
            <text:p text:style-name="P19">D_stat = <text:span text:style-name="T70">SAOK</text:span></text:p>
            <text:p text:style-name="P19">D_icode = <text:span text:style-name="T70">0xB</text:span> </text:p>
            <text:p text:style-name="P19">D_ifun = <text:span text:style-name="T70">0x0</text:span></text:p>
            <text:p text:style-name="P27">D_rA = <text:span text:style-name="T70">0x0</text:span></text:p>
            <text:p text:style-name="P27">D_rB = <text:span text:style-name="T70">0xF</text:span></text:p>
            <text:p text:style-name="P19">D_valC = <text:span text:style-name="T70">0xNULL</text:span> </text:p>
            <text:p text:style-name="P27">D_valP = <text:span text:style-name="T70">0x2</text:span></text:p>
            <text:p text:style-name="P27">d_rvalA = <text:span text:style-name="T71">0xBB</text:span></text:p>
            <text:p text:style-name="P27">d_rvalB = <text:span text:style-name="T71">0xBB</text:span></text:p>
            <text:p text:style-name="P27">d_dstE = %<text:span text:style-name="T70">rsp (0x4)</text:span></text:p>
            <text:p text:style-name="P27">d_dstM = <text:span text:style-name="T71">0x0</text:span></text:p>
            <text:p text:style-name="P27">d_srcA = %<text:span text:style-name="T71">rsp (0x4)</text:span></text:p>
            <text:p text:style-name="P27">d_srcB = %<text:span text:style-name="T71">rsp (0x4)</text:span></text:p>
            <text:p text:style-name="P67">d_valA = <text:span text:style-name="T71">0xBB</text:span></text:p>
            <text:p text:style-name="P67">d_valB = <text:span text:style-name="T71">0xBB</text:span></text:p>
          </table:table-cell>
          <table:table-cell table:style-name="Table2.A2" office:value-type="string">
            <text:p text:style-name="P52">Inst:</text:p>
            <text:p text:style-name="P19">D_stat = <text:span text:style-name="T78">SAOK</text:span></text:p>
            <text:p text:style-name="P19">D_icode = <text:span text:style-name="T78">0x9</text:span> </text:p>
            <text:p text:style-name="P19">D_ifun = <text:span text:style-name="T78">0x0</text:span></text:p>
            <text:p text:style-name="P27">D_rA = <text:span text:style-name="T78">0xNULL</text:span></text:p>
            <text:p text:style-name="P27">D_rB = <text:span text:style-name="T78">0xNULL</text:span></text:p>
            <text:p text:style-name="P19">D_valC = <text:span text:style-name="T78">0xNULL</text:span> </text:p>
            <text:p text:style-name="P27">D_valP = <text:span text:style-name="T78">0x2</text:span></text:p>
            <text:p text:style-name="P27">d_rvalA = <text:span text:style-name="T78">0xBB</text:span> </text:p>
            <text:p text:style-name="P27">d_rvalB = <text:span text:style-name="T78">0xBB</text:span> </text:p>
            <text:p text:style-name="P28">d_dstE = %<text:span text:style-name="T78">rsp (0x4)</text:span></text:p>
            <text:p text:style-name="P27">d_dstM = <text:span text:style-name="T78">RNONE</text:span> </text:p>
            <text:p text:style-name="P27">d_srcA = %<text:span text:style-name="T78">rsp (0x4)</text:span></text:p>
            <text:p text:style-name="P28">d_srcB = %<text:span text:style-name="T78">rsp (0x4)</text:span></text:p>
            <text:p text:style-name="P71">d_valA = <text:span text:style-name="T78">0xBB</text:span></text:p>
            <text:p text:style-name="P71">d_valB = <text:span text:style-name="T78">0xBB</text:span></text:p>
          </table:table-cell>
          <table:table-cell table:style-name="Table2.A2" office:value-type="string">
            <text:p text:style-name="P52">Inst:</text:p>
            <text:p text:style-name="P19">D_stat = <text:span text:style-name="T86">SAOK</text:span></text:p>
            <text:p text:style-name="P19">D_icode = <text:span text:style-name="T86">0x8</text:span> </text:p>
            <text:p text:style-name="P19">D_ifun = <text:span text:style-name="T86">0x0</text:span></text:p>
            <text:p text:style-name="P27">D_rA = <text:span text:style-name="T86">0xNULL</text:span></text:p>
            <text:p text:style-name="P27">D_rB = <text:span text:style-name="T86">0xNULL</text:span></text:p>
            <text:p text:style-name="P19">D_valC = <text:span text:style-name="T86">0xABCD</text:span></text:p>
            <text:p text:style-name="P27">D_valP = <text:span text:style-name="T86">0x8</text:span></text:p>
            <text:p text:style-name="P27">d_rvalA = <text:span text:style-name="T86">0xNULL</text:span></text:p>
            <text:p text:style-name="P27">d_rvalB = <text:span text:style-name="T86">0xBB</text:span></text:p>
            <text:p text:style-name="P27">d_dstE = %<text:span text:style-name="T86">rsp (0x4)</text:span></text:p>
            <text:p text:style-name="P27">d_dstM = <text:span text:style-name="T86">RNONE</text:span></text:p>
            <text:p text:style-name="P27">d_srcA = <text:span text:style-name="T86">RNONE</text:span></text:p>
            <text:p text:style-name="P27">d_srcB = %<text:span text:style-name="T86">rsp (0x4)</text:span></text:p>
            <text:p text:style-name="P77">d_valA = 0x8</text:p>
            <text:p text:style-name="P77">d_valB = 0xBB</text:p>
          </table:table-cell>
          <table:table-cell table:style-name="Table2.F2" office:value-type="string">
            <text:p text:style-name="P52">Inst:</text:p>
            <text:p text:style-name="P19">D_stat = <text:span text:style-name="T96">SAOK</text:span></text:p>
            <text:p text:style-name="P19">D_icode = <text:span text:style-name="T96">0x7</text:span> </text:p>
            <text:p text:style-name="P19">D_ifun = <text:span text:style-name="T96">0xfn</text:span></text:p>
            <text:p text:style-name="P27">D_rA = <text:span text:style-name="T96">0xNULL</text:span></text:p>
            <text:p text:style-name="P27">D_rB = <text:span text:style-name="T96">0xNULL</text:span></text:p>
            <text:p text:style-name="P19">D_valC = <text:span text:style-name="T96">0xABCD</text:span> </text:p>
            <text:p text:style-name="P27">D_valP = <text:span text:style-name="T96">0x8</text:span></text:p>
            <text:p text:style-name="P27">d_rvalA = <text:s/><text:span text:style-name="T98">0xNULL</text:span></text:p>
            <text:p text:style-name="P27">d_rvalB = <text:span text:style-name="T98">0xNULL</text:span></text:p>
            <text:p text:style-name="P27">d_dstE = <text:span text:style-name="T99">RNONE</text:span></text:p>
            <text:p text:style-name="P27">d_dstM =<text:span text:style-name="T99">RNONE</text:span> </text:p>
            <text:p text:style-name="P27">d_srcA = <text:span text:style-name="T96">RNONE</text:span></text:p>
            <text:p text:style-name="P27">d_srcB = <text:span text:style-name="T97">RNONE</text:span></text:p>
            <text:p text:style-name="P80">d_valA = <text:span text:style-name="T99">0x8</text:span></text:p>
            <text:p text:style-name="P80">d_valB = <text:span text:style-name="T99">0xNULL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EXECUTE</text:p>
          </table:table-cell>
          <table:table-cell table:style-name="Table2.A2" office:value-type="string">
            <text:p text:style-name="P52">Inst:</text:p>
            <text:p text:style-name="P27">E_stat = <text:span text:style-name="T5">SAOK</text:span></text:p>
            <text:p text:style-name="P27">E_icode = <text:span text:style-name="T5">0xA</text:span></text:p>
            <text:p text:style-name="P27">E_ifun = <text:span text:style-name="T5">0x0</text:span></text:p>
            <text:p text:style-name="P27">E_valC = <text:span text:style-name="T6">0xNULL</text:span></text:p>
            <text:p text:style-name="P27">E_valA = <text:span text:style-name="T9">0xFF</text:span></text:p>
            <text:p text:style-name="P27">E_valB = <text:span text:style-name="T9">0xBB</text:span></text:p>
            <text:p text:style-name="P27">E_dstE = <text:span text:style-name="T63">%rsp (0x4)</text:span></text:p>
            <text:p text:style-name="P27">E_dstM = <text:span text:style-name="T7">RNONE</text:span></text:p>
            <text:p text:style-name="P57">E_srcA = <text:span text:style-name="T9">0x0</text:span></text:p>
            <text:p text:style-name="P57">E_srcB = <text:span text:style-name="T64">(%rsp) 0x4</text:span></text:p>
            <text:p text:style-name="P65">e_Cnd = <text:span text:style-name="T11">0x0</text:span></text:p>
            <text:p text:style-name="P36">e_valE = <text:span text:style-name="T67">0xB3</text:span></text:p>
            <text:p text:style-name="P36">e_dstE = <text:span text:style-name="T65">%rsp (0x4)</text:span></text:p>
            <text:p text:style-name="P63">e_SetCC = 0x<text:span text:style-name="T66">0</text:span></text:p>
            <text:p text:style-name="P63">e_ALUA = -<text:span text:style-name="T67">8</text:span></text:p>
            <text:p text:style-name="P63">e_ALUB = <text:span text:style-name="T9">0xBB</text:span></text:p>
            <text:p text:style-name="P63">e_ALUfun = <text:span text:style-name="T10">0x0</text:span></text:p>
          </table:table-cell>
          <table:table-cell table:style-name="Table2.A2" office:value-type="string">
            <text:p text:style-name="P52">Inst:</text:p>
            <text:p text:style-name="P27">E_stat = <text:span text:style-name="T72">SAOK</text:span></text:p>
            <text:p text:style-name="P27">E_icode = <text:span text:style-name="T72">0xB</text:span></text:p>
            <text:p text:style-name="P27">E_ifun = <text:span text:style-name="T72">0x0</text:span></text:p>
            <text:p text:style-name="P27">E_valC = <text:span text:style-name="T72">0xNULL</text:span></text:p>
            <text:p text:style-name="P27">E_valA = <text:span text:style-name="T72">0xBB</text:span></text:p>
            <text:p text:style-name="P27">E_valB = <text:span text:style-name="T72">0xBB</text:span></text:p>
            <text:p text:style-name="P27">E_dstE = %<text:span text:style-name="T72">rsp (0x4)</text:span></text:p>
            <text:p text:style-name="P27">E_dstM = <text:span text:style-name="T72">0x0</text:span> </text:p>
            <text:p text:style-name="P57">E_srcA = %<text:span text:style-name="T72">rsp (0x4)</text:span></text:p>
            <text:p text:style-name="P57">E_srcB = %<text:span text:style-name="T72">rsp (0x4)</text:span></text:p>
            <text:p text:style-name="P65">e_Cnd = <text:span text:style-name="T25">0x0</text:span></text:p>
            <text:p text:style-name="P36">e_valE = <text:span text:style-name="T73">0xC3</text:span></text:p>
            <text:p text:style-name="P36">e_dstE = %<text:span text:style-name="T72">rsp (0x4)</text:span></text:p>
            <text:p text:style-name="P69">e_SetCC = <text:span text:style-name="T72">0x0</text:span> </text:p>
            <text:p text:style-name="P69">e_ALUA = <text:span text:style-name="T73">8</text:span> </text:p>
            <text:p text:style-name="P69">e_ALUB = <text:span text:style-name="T73">0xBB</text:span></text:p>
            <text:p text:style-name="P69">e_ALUfun = <text:span text:style-name="T73">0x0</text:span> </text:p>
          </table:table-cell>
          <table:table-cell table:style-name="Table2.A2" office:value-type="string">
            <text:p text:style-name="P52">Inst:</text:p>
            <text:p text:style-name="P27">E_stat = <text:span text:style-name="T80">SAOK</text:span></text:p>
            <text:p text:style-name="P27">E_icode = <text:span text:style-name="T80">0x9</text:span> </text:p>
            <text:p text:style-name="P27">E_ifun = <text:span text:style-name="T80">0x0</text:span></text:p>
            <text:p text:style-name="P27">E_valC = <text:span text:style-name="T80">0xNULL</text:span></text:p>
            <text:p text:style-name="P27">E_valA = <text:span text:style-name="T80">0xBB</text:span></text:p>
            <text:p text:style-name="P27">E_valB = <text:span text:style-name="T80">0xBB</text:span></text:p>
            <text:p text:style-name="P27">E_dstE = %<text:span text:style-name="T80">rsp (0x4)</text:span></text:p>
            <text:p text:style-name="P27">E_dstM = <text:span text:style-name="T80">RNONE</text:span></text:p>
            <text:p text:style-name="P58">E_srcA = <text:span text:style-name="T79">%rsp (0x4)</text:span></text:p>
            <text:p text:style-name="P58">E_srcB = <text:span text:style-name="T79">%rsp (0x4)</text:span></text:p>
            <text:p text:style-name="P65">e_Cnd = <text:span text:style-name="T34">0x0</text:span></text:p>
            <text:p text:style-name="P36">e_valE = <text:span text:style-name="T81">0xC3</text:span></text:p>
            <text:p text:style-name="P40">e_dstE = <text:span text:style-name="T79">%rsp (0x4)</text:span></text:p>
            <text:p text:style-name="P73">e_SetCC = <text:span text:style-name="T81">0x0</text:span></text:p>
            <text:p text:style-name="P73">e_ALUA = <text:span text:style-name="T81">8</text:span></text:p>
            <text:p text:style-name="P73">e_ALUB = <text:span text:style-name="T81">0xBB</text:span></text:p>
            <text:p text:style-name="P73">e_ALUfun = <text:span text:style-name="T81">0x0</text:span> <text:s/></text:p>
          </table:table-cell>
          <table:table-cell table:style-name="Table2.A2" office:value-type="string">
            <text:p text:style-name="P52">Inst:</text:p>
            <text:p text:style-name="P27">E_stat = <text:span text:style-name="T87">SAOK</text:span></text:p>
            <text:p text:style-name="P27">E_icode = <text:span text:style-name="T87">0x8</text:span></text:p>
            <text:p text:style-name="P27">E_ifun = <text:span text:style-name="T87">0x0</text:span></text:p>
            <text:p text:style-name="P27">E_valC = <text:span text:style-name="T87">0xABCD</text:span></text:p>
            <text:p text:style-name="P27">E_valA = <text:span text:style-name="T87">0x8</text:span></text:p>
            <text:p text:style-name="P27">E_valB = <text:span text:style-name="T87">0xBB</text:span></text:p>
            <text:p text:style-name="P27">E_dstE = %<text:span text:style-name="T87">rsp (0x4)</text:span></text:p>
            <text:p text:style-name="P27">E_dstM = <text:span text:style-name="T87">RNONE</text:span></text:p>
            <text:p text:style-name="P57">E_srcA = <text:span text:style-name="T87">RNONE</text:span></text:p>
            <text:p text:style-name="P57">E_srcB = %<text:span text:style-name="T87">rsp (0x4)</text:span></text:p>
            <text:p text:style-name="P79">e_Cnd = <text:span text:style-name="T87">0x0</text:span></text:p>
            <text:p text:style-name="P36">e_valE = <text:span text:style-name="T89">0xB3</text:span></text:p>
            <text:p text:style-name="P36">e_dstE = %<text:span text:style-name="T89">rsp (0x4)</text:span></text:p>
            <text:p text:style-name="P78">e_SetCC = <text:span text:style-name="T88">0x0</text:span></text:p>
            <text:p text:style-name="P78">e_ALUA = -<text:span text:style-name="T89">8</text:span></text:p>
            <text:p text:style-name="P78">e_ALUB = <text:span text:style-name="T89">0xBB</text:span></text:p>
            <text:p text:style-name="P78">e_ALUfun = <text:span text:style-name="T89">0x0</text:span> </text:p>
          </table:table-cell>
          <table:table-cell table:style-name="Table2.F2" office:value-type="string">
            <text:p text:style-name="P52">Inst:</text:p>
            <text:p text:style-name="P27">E_stat = <text:span text:style-name="T100">SAOK</text:span></text:p>
            <text:p text:style-name="P27">E_icode = <text:span text:style-name="T100">0x7</text:span></text:p>
            <text:p text:style-name="P83">E_ifun = <text:span text:style-name="T100">0xfn</text:span></text:p>
            <text:p text:style-name="P27">E_valC = <text:span text:style-name="T100">0xABCD</text:span></text:p>
            <text:p text:style-name="P27">E_valA = <text:span text:style-name="T101">0x8</text:span></text:p>
            <text:p text:style-name="P27">E_valB = <text:span text:style-name="T101">0xNULL</text:span></text:p>
            <text:p text:style-name="P27">E_dstE = <text:span text:style-name="T101">RNONE</text:span></text:p>
            <text:p text:style-name="P27">E_dstM = <text:span text:style-name="T101">RNONE</text:span> </text:p>
            <text:p text:style-name="P57">E_srcA = <text:span text:style-name="T101">RNONE</text:span></text:p>
            <text:p text:style-name="P57">E_srcB = <text:span text:style-name="T101">RNONE</text:span></text:p>
            <text:p text:style-name="P82">e_Cnd = <text:span text:style-name="T101">0x1</text:span></text:p>
            <text:p text:style-name="P36">e_valE = <text:span text:style-name="T103">0xNULL</text:span></text:p>
            <text:p text:style-name="P36">e_dstE = <text:span text:style-name="T103">RNONE</text:span></text:p>
            <text:p text:style-name="P81">e_SetCC = <text:span text:style-name="T102">0x0</text:span> </text:p>
            <text:p text:style-name="P81">e_ALUA = <text:span text:style-name="T103">0xNULL</text:span></text:p>
            <text:p text:style-name="P81">e_ALUB = <text:span text:style-name="T103">0xNULL</text:span> </text:p>
            <text:p text:style-name="P81">e_ALUfun = <text:span text:style-name="T103">0x0</text:span> </text:p>
          </table:table-cell>
        </table:table-row>
        <table:table-row table:style-name="Table2.1">
          <table:table-cell table:style-name="Table2.A2" office:value-type="string">
            <text:p text:style-name="P19">MEMEORY</text:p>
          </table:table-cell>
          <table:table-cell table:style-name="Table2.A2" office:value-type="string">
            <text:p text:style-name="P52">Inst:</text:p>
            <text:p text:style-name="P36">M_stat = <text:span text:style-name="T5">SAOK</text:span></text:p>
            <text:p text:style-name="P36">M_icode = <text:span text:style-name="T5">0xA</text:span></text:p>
            <text:p text:style-name="P36">M_Cnd = <text:span text:style-name="T13">0x0</text:span></text:p>
            <text:p text:style-name="P36">M_valE = <text:span text:style-name="T12">0xB3</text:span></text:p>
            <text:p text:style-name="P36">M_valA = <text:span text:style-name="T9">0xFF</text:span></text:p>
            <text:p text:style-name="P39">M_dstE = <text:span text:style-name="T65">%rsp (0x4)</text:span></text:p>
            <text:p text:style-name="P36">M_dstM = <text:span text:style-name="T7">RNONE</text:span></text:p>
            <text:p text:style-name="P36">m_read = <text:span text:style-name="T68">0x0</text:span></text:p>
            <text:p text:style-name="P36">m_write = <text:span text:style-name="T68">0x1</text:span></text:p>
            <text:p text:style-name="P36">m_Addr = <text:span text:style-name="T68">0xB3</text:span></text:p>
            <text:p text:style-name="P36">m_datain = <text:span text:style-name="T68">0xFF</text:span></text:p>
            <text:p text:style-name="P36">m_dataout = <text:span text:style-name="T68">0xNULL</text:span></text:p>
            <text:p text:style-name="P36">dmem_error = <text:span text:style-name="T18">0x0</text:span></text:p>
            <text:p text:style-name="P36">m_stat = <text:span text:style-name="T18">SAOK</text:span></text:p>
          </table:table-cell>
          <table:table-cell table:style-name="Table2.A2" office:value-type="string">
            <text:p text:style-name="P52">Inst:</text:p>
            <text:p text:style-name="P36">M_stat = <text:span text:style-name="T73">SAOK</text:span></text:p>
            <text:p text:style-name="P36">M_icode = <text:span text:style-name="T73">0xB</text:span> </text:p>
            <text:p text:style-name="P36">M_Cnd = <text:span text:style-name="T14">0x0</text:span></text:p>
            <text:p text:style-name="P36">M_valE = <text:span text:style-name="T73">0xC3</text:span></text:p>
            <text:p text:style-name="P36">M_valA = <text:span text:style-name="T73">0xBB</text:span></text:p>
            <text:p text:style-name="P36">M_dstE = %<text:span text:style-name="T73">rsp (0x4)</text:span></text:p>
            <text:p text:style-name="P36">M_dstM = <text:span text:style-name="T73">0x0</text:span></text:p>
            <text:p text:style-name="P36">m_read = <text:span text:style-name="T74">0x1</text:span></text:p>
            <text:p text:style-name="P36">m_write = <text:span text:style-name="T74">0x0</text:span></text:p>
            <text:p text:style-name="P36">m_Addr = <text:span text:style-name="T74">0xBB</text:span></text:p>
            <text:p text:style-name="P36">m_datain = <text:span text:style-name="T74">0xBB</text:span></text:p>
            <text:p text:style-name="P36">m_dataout = <text:span text:style-name="T74">0xABCD</text:span> </text:p>
            <text:p text:style-name="P36">dmem_error = <text:span text:style-name="T74">0x0</text:span> </text:p>
            <text:p text:style-name="P36">m_stat = <text:span text:style-name="T74">SAOK</text:span></text:p>
          </table:table-cell>
          <table:table-cell table:style-name="Table2.A2" office:value-type="string">
            <text:p text:style-name="P52">Inst:</text:p>
            <text:p text:style-name="P36">M_stat = <text:span text:style-name="T82">SAOK</text:span></text:p>
            <text:p text:style-name="P36">M_icode = <text:span text:style-name="T82">0x9</text:span> </text:p>
            <text:p text:style-name="P36">M_Cnd = <text:span text:style-name="T15">0x0</text:span></text:p>
            <text:p text:style-name="P36">M_valE = <text:span text:style-name="T82">0xC3</text:span></text:p>
            <text:p text:style-name="P36">M_valA = <text:span text:style-name="T82">0xBB</text:span></text:p>
            <text:p text:style-name="P36">M_dstE = %<text:span text:style-name="T82">rsp (0x4)</text:span></text:p>
            <text:p text:style-name="P36">M_dstM = <text:span text:style-name="T82">RNONE</text:span></text:p>
            <text:p text:style-name="P36">m_read = <text:span text:style-name="T83">0x1</text:span></text:p>
            <text:p text:style-name="P36">m_write = <text:span text:style-name="T83">0x0</text:span> </text:p>
            <text:p text:style-name="P36">m_Addr = <text:span text:style-name="T83">0xBB</text:span> </text:p>
            <text:p text:style-name="P36">m_datain = <text:span text:style-name="T83">0xBB</text:span> </text:p>
            <text:p text:style-name="P36">m_dataout = <text:span text:style-name="T83">0xABCD</text:span> </text:p>
            <text:p text:style-name="P36">dmem_error = <text:span text:style-name="T83">0x0</text:span> </text:p>
            <text:p text:style-name="P36">m_stat = <text:span text:style-name="T83">SAOK</text:span></text:p>
          </table:table-cell>
          <table:table-cell table:style-name="Table2.A2" office:value-type="string">
            <text:p text:style-name="P52">Inst:</text:p>
            <text:p text:style-name="P36">M_stat = <text:span text:style-name="T90">SAOK</text:span></text:p>
            <text:p text:style-name="P36">M_icode = <text:span text:style-name="T90">0x8</text:span> </text:p>
            <text:p text:style-name="P41">M_Cnd = <text:span text:style-name="T91">0x0</text:span></text:p>
            <text:p text:style-name="P36">M_valE = <text:span text:style-name="T92">0xB3</text:span></text:p>
            <text:p text:style-name="P36">M_valA = <text:span text:style-name="T92">0x8</text:span></text:p>
            <text:p text:style-name="P36">M_dstE = %<text:span text:style-name="T92">rsp (0x4)</text:span></text:p>
            <text:p text:style-name="P36">M_dstM = <text:span text:style-name="T92">RNONE</text:span></text:p>
            <text:p text:style-name="P36">m_read = <text:span text:style-name="T92">0x0</text:span></text:p>
            <text:p text:style-name="P36">m_write = <text:span text:style-name="T92">0x1</text:span></text:p>
            <text:p text:style-name="P36">m_Addr = <text:span text:style-name="T92">0xB3</text:span></text:p>
            <text:p text:style-name="P36">m_datain = <text:span text:style-name="T92">0x8</text:span></text:p>
            <text:p text:style-name="P36">m_dataout = <text:span text:style-name="T92">0xNULL</text:span></text:p>
            <text:p text:style-name="P36">dmem_error =<text:span text:style-name="T92">0x0</text:span> </text:p>
            <text:p text:style-name="P36">m_stat = <text:span text:style-name="T92">SAOK</text:span></text:p>
          </table:table-cell>
          <table:table-cell table:style-name="Table2.F2" office:value-type="string">
            <text:p text:style-name="P52">Inst:</text:p>
            <text:p text:style-name="P36">M_stat = <text:span text:style-name="T104">SAOK</text:span></text:p>
            <text:p text:style-name="P36">M_icode = <text:span text:style-name="T104">0x7</text:span> </text:p>
            <text:p text:style-name="P42">M_Cnd = <text:span text:style-name="T108">0x</text:span><text:span text:style-name="T109">1</text:span></text:p>
            <text:p text:style-name="P36">M_valE = <text:span text:style-name="T104">0xNULL</text:span></text:p>
            <text:p text:style-name="P36">M_valA = <text:span text:style-name="T104">0x8</text:span></text:p>
            <text:p text:style-name="P36">M_dstE = <text:span text:style-name="T104">RNONE</text:span></text:p>
            <text:p text:style-name="P36">M_dstM = <text:span text:style-name="T104">RNONE</text:span> </text:p>
            <text:p text:style-name="P36">m_read = <text:span text:style-name="T104">0x0</text:span></text:p>
            <text:p text:style-name="P36">m_write = <text:span text:style-name="T104">0x0</text:span></text:p>
            <text:p text:style-name="P36">m_Addr = <text:span text:style-name="T104">0xNULL</text:span></text:p>
            <text:p text:style-name="P36">m_datain = <text:span text:style-name="T104">0x8</text:span> </text:p>
            <text:p text:style-name="P36">m_dataout = <text:span text:style-name="T104">0xNULL</text:span> </text:p>
            <text:p text:style-name="P36">dmem_error = <text:span text:style-name="T104">0x0</text:span> </text:p>
            <text:p text:style-name="P36">m_stat = <text:span text:style-name="T104">SAOK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W/BACK</text:p>
          </table:table-cell>
          <table:table-cell table:style-name="Table2.A2" office:value-type="string">
            <text:p text:style-name="P52">Inst:</text:p>
            <text:p text:style-name="P36">W_stat = <text:span text:style-name="T18">SAOK</text:span></text:p>
            <text:p text:style-name="P36">W_icode = <text:span text:style-name="T5">0xA</text:span></text:p>
            <text:p text:style-name="P36">W_valE = <text:span text:style-name="T12">0xB3</text:span></text:p>
            <text:p text:style-name="P36">W_valM = <text:span text:style-name="T18">0xNULL</text:span></text:p>
            <text:p text:style-name="P48">W_dstE = <text:span text:style-name="T65">%rsp (0x4)</text:span></text:p>
            <text:p text:style-name="P47">W_dstM = <text:span text:style-name="T7">RNONE</text:span></text:p>
          </table:table-cell>
          <table:table-cell table:style-name="Table2.A2" office:value-type="string">
            <text:p text:style-name="P52">Inst:</text:p>
            <text:p text:style-name="P36">W_stat = <text:span text:style-name="T74">SAOK</text:span></text:p>
            <text:p text:style-name="P36">W_icode = <text:span text:style-name="T74">0xB</text:span> </text:p>
            <text:p text:style-name="P36">W_valE = <text:span text:style-name="T74">0xC3</text:span></text:p>
            <text:p text:style-name="P36">W_valM = <text:span text:style-name="T74">0xABCD</text:span> </text:p>
            <text:p text:style-name="P47">W_dstE = %<text:span text:style-name="T74">rsp (0x4)</text:span></text:p>
            <text:p text:style-name="P47">W_dstM = <text:span text:style-name="T74">0x0</text:span></text:p>
          </table:table-cell>
          <table:table-cell table:style-name="Table2.A2" office:value-type="string">
            <text:p text:style-name="P52">Inst:</text:p>
            <text:p text:style-name="P36">W_stat = <text:span text:style-name="T83">SAOK</text:span></text:p>
            <text:p text:style-name="P36">W_icode = <text:span text:style-name="T83">0x9</text:span></text:p>
            <text:p text:style-name="P36">W_valE = <text:span text:style-name="T83">0xC3</text:span></text:p>
            <text:p text:style-name="P36">W_valM = <text:span text:style-name="T84">0xABCD</text:span></text:p>
            <text:p text:style-name="P47">W_dstE = %<text:span text:style-name="T83">rsp (0x4)</text:span></text:p>
            <text:p text:style-name="P47">W_dstM = <text:span text:style-name="T83">RNONE</text:span></text:p>
          </table:table-cell>
          <table:table-cell table:style-name="Table2.A2" office:value-type="string">
            <text:p text:style-name="P52">Inst:</text:p>
            <text:p text:style-name="P36">W_stat = <text:span text:style-name="T93">SAOK</text:span></text:p>
            <text:p text:style-name="P36">W_icode = <text:span text:style-name="T93">0x8</text:span> </text:p>
            <text:p text:style-name="P36">W_valE = <text:span text:style-name="T93">0xB3</text:span></text:p>
            <text:p text:style-name="P36">W_valM = <text:span text:style-name="T93">0xNULL</text:span> </text:p>
            <text:p text:style-name="P47">W_dstE = %<text:span text:style-name="T93">rsp (0x4)</text:span></text:p>
            <text:p text:style-name="P47">W_dstM = <text:span text:style-name="T93">RNONE</text:span></text:p>
          </table:table-cell>
          <table:table-cell table:style-name="Table2.F2" office:value-type="string">
            <text:p text:style-name="P52">Inst:</text:p>
            <text:p text:style-name="P36">W_stat = <text:span text:style-name="T105">SAOK</text:span></text:p>
            <text:p text:style-name="P36">W_icode = <text:span text:style-name="T106">0x7</text:span> </text:p>
            <text:p text:style-name="P36">W_valE = <text:span text:style-name="T106">0xNULL</text:span></text:p>
            <text:p text:style-name="P36">W_valM = <text:span text:style-name="T106">0xNULL</text:span></text:p>
            <text:p text:style-name="P47">W_dstE = <text:span text:style-name="T106">RNONE</text:span></text:p>
            <text:p text:style-name="P47">W_dstM = <text:span text:style-name="T106">RNONE</text:span> </text:p>
          </table:table-cell>
        </table:table-row>
      </table:table>
      <text:p text:style-name="P12"/>
      <text:p text:style-name="P5"/>
      <text:p text:style-name="P4">End</text:p>
      <text:p text:style-name="P11"/>
      <text:p text:style-name="P121">ret instruction analysis</text:p>
      <text:p text:style-name="P86"/>
      <text:p text:style-name="P89">Program:</text:p>
      <text:p text:style-name="P89">0x000:<text:tab/><text:tab/>irmovq stack, %rsp</text:p>
      <text:p text:style-name="P89">0x00a:<text:tab/><text:tab/>call proc</text:p>
      <text:p text:style-name="P89">0x013:<text:tab/><text:tab/>irmovq $10, %rdx</text:p>
      <text:p text:style-name="P89">0x01d:<text:tab/><text:tab/>halt</text:p>
      <text:p text:style-name="P89">0x20:<text:tab/>.pos 0x20</text:p>
      <text:p text:style-name="P89">0x20:<text:tab/>proc:</text:p>
      <text:p text:style-name="P89">0x20:<text:tab/><text:tab/>ret</text:p>
      <text:p text:style-name="P90">0x21:<text:tab/><text:tab/>rrmovq %rdx, %rbx</text:p>
      <text:p text:style-name="P90">0x30:<text:tab/>.pos 0x30</text:p>
      <text:p text:style-name="P90">0x30:<text:tab/>stack:</text:p>
      <text:p text:style-name="P90"><text:line-break/></text:p>
      <text:p text:style-name="P122"/>
      <text:p text:style-name="P87">Execution without stalls</text:p>
      <table:table table:name="Table3" table:style-name="Table3">
        <table:table-column table:style-name="Table3.A" table:number-columns-repeated="11"/>
        <table:table-row>
          <table:table-cell table:style-name="Table3.A1" office:value-type="string">
            <text:p text:style-name="P124">1</text:p>
          </table:table-cell>
          <table:table-cell table:style-name="Table3.A1" office:value-type="string">
            <text:p text:style-name="P124">2</text:p>
          </table:table-cell>
          <table:table-cell table:style-name="Table3.A1" office:value-type="string">
            <text:p text:style-name="P124">3</text:p>
          </table:table-cell>
          <table:table-cell table:style-name="Table3.A1" office:value-type="string">
            <text:p text:style-name="P124">4</text:p>
          </table:table-cell>
          <table:table-cell table:style-name="Table3.A1" office:value-type="string">
            <text:p text:style-name="P124">5</text:p>
          </table:table-cell>
          <table:table-cell table:style-name="Table3.A1" office:value-type="string">
            <text:p text:style-name="P124">6</text:p>
          </table:table-cell>
          <table:table-cell table:style-name="Table3.A1" office:value-type="string">
            <text:p text:style-name="P124">7</text:p>
          </table:table-cell>
          <table:table-cell table:style-name="Table3.A1" office:value-type="string">
            <text:p text:style-name="P124">8</text:p>
          </table:table-cell>
          <table:table-cell table:style-name="Table3.A1" office:value-type="string">
            <text:p text:style-name="P124">9</text:p>
          </table:table-cell>
          <table:table-cell table:style-name="Table3.A1" office:value-type="string">
            <text:p text:style-name="P124">10</text:p>
          </table:table-cell>
          <table:table-cell table:style-name="Table3.K1" office:value-type="string">
            <text:p text:style-name="P124">11</text:p>
          </table:table-cell>
        </table:table-row>
        <table:table-row>
          <table:table-cell table:style-name="Table3.A2" office:value-type="string">
            <text:p text:style-name="P94">irmovq stack, %rsp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4">irmovq stack, %rsp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>call proc</text:p>
          </table:table-cell>
          <table:table-cell table:style-name="Table3.A2" office:value-type="string">
            <text:p text:style-name="P94">irmovq stack, %rsp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>call proc</text:p>
          </table:table-cell>
          <table:table-cell table:style-name="Table3.A2" office:value-type="string">
            <text:p text:style-name="P94">irmovq stack, %rsp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>Ret <text:span text:style-name="T117">(Fetch)</text:span></text:p>
          </table:table-cell>
          <table:table-cell table:style-name="Table3.A2" office:value-type="string">
            <text:p text:style-name="P95">call proc</text:p>
          </table:table-cell>
          <table:table-cell table:style-name="Table3.A2" office:value-type="string">
            <text:p text:style-name="P94">irmovq stack, %rsp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17">Ret <text:span text:style-name="T115">(Decode)</text:span></text:p>
          </table:table-cell>
          <table:table-cell table:style-name="Table3.A2" office:value-type="string">
            <text:p text:style-name="P95">call proc</text:p>
          </table:table-cell>
          <table:table-cell table:style-name="Table3.A2" office:value-type="string">
            <text:p text:style-name="P9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11">rrmovq %rdx, %rbx</text:p>
            <text:p text:style-name="P115">(<text:span text:style-name="T116">stall</text:span>) (fetch)</text:p>
          </table:table-cell>
          <table:table-cell table:style-name="Table3.A2" office:value-type="string">
            <text:p text:style-name="P95">Ret <text:span text:style-name="T115">(Execute)</text:span></text:p>
          </table:table-cell>
          <table:table-cell table:style-name="Table3.A2" office:value-type="string">
            <text:p text:style-name="P95">call proc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115">bubble (decode)</text:p>
          </table:table-cell>
          <table:table-cell table:style-name="Table3.A2" office:value-type="string">
            <text:p text:style-name="P95">Ret <text:span text:style-name="T115">(Memory)</text:span>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112">rrmovq %rdx, %rbx</text:p>
            <text:p text:style-name="P116">(<text:span text:style-name="T116">stall</text:span>) (fetch)</text:p>
          </table:table-cell>
          <table:table-cell table:style-name="Table3.A2" office:value-type="string">
            <text:p text:style-name="P111">rrmovq %rdx, %rbx</text:p>
            <text:p text:style-name="P115">bubble (execute)</text:p>
          </table:table-cell>
          <table:table-cell table:style-name="Table3.A2" office:value-type="string">
            <text:p text:style-name="P95">Ret</text:p>
            <text:p text:style-name="P105">(<text:span text:style-name="T117">Writeback</text:span>)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118">Bubble <text:span text:style-name="T118">(decode)</text:span></text:p>
          </table:table-cell>
          <table:table-cell table:style-name="Table3.A2" office:value-type="string">
            <text:p text:style-name="P115">Bubble (memory)</text:p>
          </table:table-cell>
          <table:table-cell table:style-name="Table3.A2" office:value-type="string">
            <text:p text:style-name="P105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112">rrmovq %rdx, %rbx</text:p>
            <text:p text:style-name="P116">(<text:span text:style-name="T116">stall</text:span>) (fetch)</text:p>
          </table:table-cell>
          <table:table-cell table:style-name="Table3.A2" office:value-type="string">
            <text:p text:style-name="P118">Bubble <text:span text:style-name="T118">(execute)</text:span></text:p>
          </table:table-cell>
          <table:table-cell table:style-name="Table3.A2" office:value-type="string">
            <text:p text:style-name="P115">Bubble (writeback)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118">Bubble <text:span text:style-name="T118">(decode)</text:span></text:p>
          </table:table-cell>
          <table:table-cell table:style-name="Table3.A2" office:value-type="string">
            <text:p text:style-name="P118">Bubble <text:span text:style-name="T118">(memory)</text:span></text:p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123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7">irmovq $10, %rdx</text:p>
            <text:p text:style-name="P107">(fetch)</text:p>
          </table:table-cell>
          <table:table-cell table:style-name="Table3.A2" office:value-type="string">
            <text:p text:style-name="P118">Bubble <text:span text:style-name="T118">(execute)</text:span></text:p>
          </table:table-cell>
          <table:table-cell table:style-name="Table3.A2" office:value-type="string">
            <text:p text:style-name="P118">Bubble<text:span text:style-name="T118">(write back)</text:span></text:p>
          </table:table-cell>
          <table:table-cell table:style-name="Table3.A2" office:value-type="string">
            <text:p text:style-name="P96"/>
          </table:table-cell>
          <table:table-cell table:style-name="Table3.K2" office:value-type="string">
            <text:p text:style-name="P123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8">irmovq $10, %rdx</text:p>
            <text:p text:style-name="P107">(decode)</text:p>
          </table:table-cell>
          <table:table-cell table:style-name="Table3.A2" office:value-type="string">
            <text:p text:style-name="P118">Bubble <text:span text:style-name="T118">(memory)</text:span></text:p>
          </table:table-cell>
          <table:table-cell table:style-name="Table3.A2" office:value-type="string">
            <text:p text:style-name="P106"/>
          </table:table-cell>
          <table:table-cell table:style-name="Table3.K2" office:value-type="string">
            <text:p text:style-name="P96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8">irmovq $10, %rdx</text:p>
            <text:p text:style-name="P107">(execute)</text:p>
          </table:table-cell>
          <table:table-cell table:style-name="Table3.A2" office:value-type="string">
            <text:p text:style-name="P119">Bubble(WrietBack)</text:p>
          </table:table-cell>
          <table:table-cell table:style-name="Table3.K2" office:value-type="string">
            <text:p text:style-name="P96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8">irmovq $10, %rdx</text:p>
            <text:p text:style-name="P107">(memory)</text:p>
          </table:table-cell>
          <table:table-cell table:style-name="Table3.K2" office:value-type="string">
            <text:p text:style-name="P96"/>
          </table:table-cell>
        </table:table-row>
        <table:table-row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8"/>
          </table:table-cell>
          <table:table-cell table:style-name="Table3.K2" office:value-type="string">
            <text:p text:style-name="P98">irmovq $10, %rdx</text:p>
            <text:p text:style-name="P107">(writeback)</text:p>
          </table:table-cell>
        </table:table-row>
      </table:table>
      <text:p text:style-name="P87"/>
      <text:p text:style-name="P85"><text:s/></text:p>
      <text:p text:style-name="P120">jxx instruction <text:span text:style-name="T111">analysis</text:span></text:p>
      <text:p text:style-name="P99">0x000: <text:tab/>xorq %rax, %rax</text:p>
      <text:p text:style-name="P99">0x002: <text:tab/>jne target</text:p>
      <text:p text:style-name="P99">0x00b: <text:tab/>irmovq $1, %rax</text:p>
      <text:p text:style-name="P99">0x015: <text:tab/>halt</text:p>
      <text:p text:style-name="P99">0x016: target:</text:p>
      <text:p text:style-name="P99">0x016: <text:tab/>irmovq $2, %rdx</text:p>
      <text:p text:style-name="P99">0x020:<text:tab/>irmovq $3, %rbx</text:p>
      <text:p text:style-name="P100">0x02a:<text:tab/>halt</text:p>
      <table:table table:name="Table4" table:style-name="Table4">
        <table:table-column table:style-name="Table4.A" table:number-columns-repeated="11"/>
        <table:table-row>
          <table:table-cell table:style-name="Table4.A1" office:value-type="string">
            <text:p text:style-name="P100">xorq %rax, %rax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K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>jne target</text:p>
          </table:table-cell>
          <table:table-cell table:style-name="Table4.A2" office:value-type="string">
            <text:p text:style-name="P100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>jne target</text:p>
          </table:table-cell>
          <table:table-cell table:style-name="Table4.A2" office:value-type="string">
            <text:p text:style-name="P100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1">irmovq $2, %rdx</text:p>
          </table:table-cell>
          <table:table-cell table:style-name="Table4.A2" office:value-type="string">
            <text:p text:style-name="P113">jne target <text:span text:style-name="T114">(here branch conditon is detected)</text:span></text:p>
          </table:table-cell>
          <table:table-cell table:style-name="Table4.A2" office:value-type="string">
            <text:p text:style-name="P100">xorq %rax, %rax</text:p>
            <text:p text:style-name="P105">(write-back)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8">irmovq $2, %rdx</text:p>
            <text:p text:style-name="P110">(decode stage)</text:p>
          </table:table-cell>
          <table:table-cell table:style-name="Table4.A2" office:value-type="string">
            <text:p text:style-name="P100">jne target</text:p>
            <text:p text:style-name="P105">(memory)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9">irmovq $3, %rbx</text:p>
            <text:p text:style-name="P110">(fetch stage)</text:p>
          </table:table-cell>
          <table:table-cell table:style-name="Table4.A2" office:value-type="string">
            <text:p text:style-name="P114">Bubble</text:p>
            <text:p text:style-name="P114">(execute stage)</text:p>
          </table:table-cell>
          <table:table-cell table:style-name="Table4.A2" office:value-type="string">
            <text:p text:style-name="P100">jne targe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14">Bubble</text:p>
            <text:p text:style-name="P114">(decode stage)</text:p>
          </table:table-cell>
          <table:table-cell table:style-name="Table4.A2" office:value-type="string">
            <text:p text:style-name="P104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3">irmovq $1, %rax</text:p>
            <text:p text:style-name="P105">(fetch)</text:p>
          </table:table-cell>
          <table:table-cell table:style-name="Table4.A2" office:value-type="string">
            <text:p text:style-name="P104">bubble</text:p>
          </table:table-cell>
          <table:table-cell table:style-name="Table4.A2" office:value-type="string">
            <text:p text:style-name="P104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/>
          </table:table-cell>
          <table:table-cell table:style-name="Table4.A2" office:value-type="string">
            <text:p text:style-name="P103">irmovq $1, %rax</text:p>
            <text:p text:style-name="P105">(decode)</text:p>
          </table:table-cell>
          <table:table-cell table:style-name="Table4.A2" office:value-type="string">
            <text:p text:style-name="P104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3">irmovq $1, %rax</text:p>
            <text:p text:style-name="P105">(memory)</text:p>
          </table:table-cell>
          <table:table-cell table:style-name="Table4.A2" office:value-type="string">
            <text:p text:style-name="P104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3">irmovq $1, %rax</text:p>
            <text:p text:style-name="P105">(memory)</text:p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0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irmovq $1, %rax</text:p>
            <text:p text:style-name="P105">(writeback)</text:p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</table:table>
      <text:p text:style-name="P91"><text:s/></text:p>
      <text:p text:style-name="P14">Data hazard using stalling</text:p>
      <text:p text:style-name="P6"/>
      <text:p text:style-name="P7">d_srcA in {e_dstE, M_dstE, W_dstE}</text:p>
      <text:p text:style-name="P8">or</text:p>
      <text:p text:style-name="P8">d_srcA in {E_dsM, M_dstM, W_dstM}</text:p>
      <text:p text:style-name="P8"><text:s/><text:tab/></text:p>
      <text:p text:style-name="P7"><text:span text:style-name="T112">d_srcB in {e_dstE, M_dstE, W_dstE}</text:span> </text:p>
      <text:p text:style-name="P8">or</text:p>
      <text:p text:style-name="P8">d_srcB in {E_dstM, M_dstM, W_dstM}</text:p>
      <text:p text:style-name="P8"/>
      <text:p text:style-name="P88">Basic idea for pipeline control</text:p>
      <text:p text:style-name="P93">1. If any stage is stalling an instruction, then next stage should either stall or introduce a bub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0:11.578599373</meta:creation-date>
    <dc:date>2018-08-31T09:13:29.113726719</dc:date>
    <meta:editing-duration>PT9H14M38S</meta:editing-duration>
    <meta:editing-cycles>176</meta:editing-cycles>
    <meta:generator>LibreOffice/5.4.4.2$Linux_X86_64 LibreOffice_project/40m0$Build-2</meta:generator>
    <dc:creator>Dhruv </dc:creator>
    <meta:document-statistic meta:table-count="4" meta:image-count="0" meta:object-count="0" meta:page-count="10" meta:paragraph-count="824" meta:word-count="2291" meta:character-count="10619" meta:non-whitespace-character-count="9082"/>
  </office:meta>
</office:document-meta>
</file>